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language="ru" fo:country="RU" officeooo:rsid="000a0adf" officeooo:paragraph-rsid="000a0adf"/>
    </style:style>
    <style:style style:name="P2" style:family="paragraph" style:parent-style-name="Standard">
      <style:paragraph-properties fo:text-align="justify" style:justify-single-word="false"/>
      <style:text-properties fo:language="ru" fo:country="RU" officeooo:rsid="000a0adf" officeooo:paragraph-rsid="002acb66"/>
    </style:style>
    <style:style style:name="P3" style:family="paragraph" style:parent-style-name="Standard">
      <style:paragraph-properties fo:text-align="justify" style:justify-single-word="false"/>
      <style:text-properties fo:language="ru" fo:country="RU" officeooo:rsid="000a0adf" officeooo:paragraph-rsid="002eb251"/>
    </style:style>
    <style:style style:name="P4" style:family="paragraph" style:parent-style-name="Standard">
      <style:paragraph-properties fo:text-align="justify" style:justify-single-word="false"/>
      <style:text-properties fo:language="ru" fo:country="RU" officeooo:rsid="000a0adf" officeooo:paragraph-rsid="003c6ca8"/>
    </style:style>
    <style:style style:name="P5" style:family="paragraph" style:parent-style-name="Standard">
      <style:paragraph-properties fo:text-align="justify" style:justify-single-word="false"/>
      <style:text-properties fo:language="ru" fo:country="RU" officeooo:rsid="000a0adf" officeooo:paragraph-rsid="00c4a122"/>
    </style:style>
    <style:style style:name="P6" style:family="paragraph" style:parent-style-name="Standard">
      <style:paragraph-properties fo:text-align="justify" style:justify-single-word="false"/>
      <style:text-properties fo:language="ru" fo:country="RU" officeooo:rsid="000a0adf" officeooo:paragraph-rsid="00caa238"/>
    </style:style>
    <style:style style:name="P7" style:family="paragraph" style:parent-style-name="Standard">
      <style:paragraph-properties fo:text-align="justify" style:justify-single-word="false"/>
      <style:text-properties fo:language="ru" fo:country="RU" officeooo:rsid="001f2320" officeooo:paragraph-rsid="000a0adf"/>
    </style:style>
    <style:style style:name="P8" style:family="paragraph" style:parent-style-name="Standard">
      <style:paragraph-properties fo:text-align="justify" style:justify-single-word="false"/>
      <style:text-properties fo:language="ru" fo:country="RU" officeooo:rsid="001f2320" officeooo:paragraph-rsid="0034db4f"/>
    </style:style>
    <style:style style:name="P9" style:family="paragraph" style:parent-style-name="Standard">
      <style:paragraph-properties fo:text-align="justify" style:justify-single-word="false"/>
      <style:text-properties fo:language="ru" fo:country="RU" officeooo:rsid="0034db4f" officeooo:paragraph-rsid="0034db4f"/>
    </style:style>
    <style:style style:name="P10" style:family="paragraph" style:parent-style-name="Standard">
      <style:paragraph-properties fo:text-align="justify" style:justify-single-word="false"/>
      <style:text-properties fo:language="ru" fo:country="RU" fo:font-style="italic" officeooo:rsid="000a0adf" officeooo:paragraph-rsid="00caa238" style:font-style-asian="italic" style:font-style-complex="italic"/>
    </style:style>
    <style:style style:name="P11" style:family="paragraph" style:parent-style-name="Standard">
      <style:paragraph-properties fo:text-align="justify" style:justify-single-word="false"/>
      <style:text-properties fo:font-size="14pt" fo:language="ru" fo:country="RU" fo:font-weight="bold" officeooo:rsid="000a0adf" officeooo:paragraph-rsid="000a0adf" style:font-size-asian="14pt" style:font-weight-asian="bold" style:font-size-complex="14pt" style:font-weight-complex="bold"/>
    </style:style>
    <style:style style:name="P12" style:family="paragraph" style:parent-style-name="Standard">
      <style:paragraph-properties fo:text-align="center" style:justify-single-word="false"/>
      <style:text-properties fo:font-size="14pt" fo:font-style="italic" fo:font-weight="bold" officeooo:rsid="0081036d" officeooo:paragraph-rsid="0087968f" style:font-size-asian="14pt" style:font-style-asian="italic" style:font-weight-asian="bold" style:font-size-complex="14pt" style:font-style-complex="italic" style:font-weight-complex="bold"/>
    </style:style>
    <style:style style:name="P13" style:family="paragraph" style:parent-style-name="Standard" style:list-style-name="L3">
      <style:paragraph-properties fo:text-align="justify" style:justify-single-word="false"/>
      <style:text-properties fo:language="ru" fo:country="RU" fo:font-style="italic" officeooo:rsid="000a0adf" officeooo:paragraph-rsid="00597958" style:font-style-asian="italic" style:font-style-complex="italic"/>
    </style:style>
    <style:style style:name="P14" style:family="paragraph" style:parent-style-name="Standard">
      <style:paragraph-properties fo:text-align="justify" style:justify-single-word="false"/>
      <style:text-properties fo:language="ru" fo:country="RU" officeooo:rsid="000a0adf" officeooo:paragraph-rsid="01000af3"/>
    </style:style>
    <style:style style:name="P15" style:family="paragraph" style:parent-style-name="Standard">
      <style:paragraph-properties fo:text-align="justify" style:justify-single-word="false"/>
      <style:text-properties fo:language="ru" fo:country="RU" officeooo:rsid="000a0adf" officeooo:paragraph-rsid="0100e942"/>
    </style:style>
    <style:style style:name="P16" style:family="paragraph" style:parent-style-name="Standard">
      <style:paragraph-properties fo:text-align="justify" style:justify-single-word="false"/>
      <style:text-properties fo:language="ru" fo:country="RU" officeooo:rsid="000a0adf" officeooo:paragraph-rsid="0112a8ed"/>
    </style:style>
    <style:style style:name="P17" style:family="paragraph" style:parent-style-name="Standard">
      <style:paragraph-properties fo:text-align="justify" style:justify-single-word="false"/>
      <style:text-properties fo:language="ru" fo:country="RU" officeooo:rsid="000a0adf" officeooo:paragraph-rsid="01171b8d"/>
    </style:style>
    <style:style style:name="P18" style:family="paragraph" style:parent-style-name="Standard">
      <style:paragraph-properties fo:text-align="justify" style:justify-single-word="false"/>
      <style:text-properties fo:language="ru" fo:country="RU" officeooo:rsid="000a0adf" officeooo:paragraph-rsid="0118be26"/>
    </style:style>
    <style:style style:name="P19" style:family="paragraph" style:parent-style-name="Standard">
      <style:paragraph-properties fo:text-align="justify" style:justify-single-word="false"/>
      <style:text-properties fo:language="ru" fo:country="RU" officeooo:rsid="000a0adf" officeooo:paragraph-rsid="0121613e"/>
    </style:style>
    <style:style style:name="P20" style:family="paragraph" style:parent-style-name="Standard">
      <style:paragraph-properties fo:text-align="justify" style:justify-single-word="false"/>
      <style:text-properties fo:language="ru" fo:country="RU" officeooo:rsid="000a0adf" officeooo:paragraph-rsid="01237b8b"/>
    </style:style>
    <style:style style:name="P21" style:family="paragraph" style:parent-style-name="Standard">
      <style:paragraph-properties fo:text-align="justify" style:justify-single-word="false"/>
      <style:text-properties fo:language="ru" fo:country="RU" officeooo:rsid="000a0adf" officeooo:paragraph-rsid="0131e370"/>
    </style:style>
    <style:style style:name="P22" style:family="paragraph" style:parent-style-name="Standard">
      <style:paragraph-properties fo:text-align="center" style:justify-single-word="false"/>
      <style:text-properties fo:language="ru" fo:country="RU" officeooo:rsid="000a0adf" officeooo:paragraph-rsid="0121613e"/>
    </style:style>
    <style:style style:name="P23" style:family="paragraph" style:parent-style-name="Standard">
      <style:paragraph-properties fo:text-align="justify" style:justify-single-word="false"/>
      <style:text-properties fo:language="ru" fo:country="RU" officeooo:rsid="00e5c3d1" officeooo:paragraph-rsid="00e8df13"/>
    </style:style>
    <style:style style:name="P24" style:family="paragraph" style:parent-style-name="Standard">
      <style:paragraph-properties fo:text-align="justify" style:justify-single-word="false"/>
      <style:text-properties fo:language="ru" fo:country="RU" style:text-underline-style="solid" style:text-underline-width="auto" style:text-underline-color="font-color" officeooo:rsid="001f2320" officeooo:paragraph-rsid="000a0adf"/>
    </style:style>
    <style:style style:name="P25" style:family="paragraph" style:parent-style-name="Standard">
      <style:paragraph-properties fo:text-align="justify" style:justify-single-word="false"/>
      <style:text-properties fo:language="ru" fo:country="RU" officeooo:rsid="001f2320" officeooo:paragraph-rsid="000a0adf"/>
    </style:style>
    <style:style style:name="P26" style:family="paragraph" style:parent-style-name="Standard">
      <style:paragraph-properties fo:text-align="justify" style:justify-single-word="false"/>
      <style:text-properties fo:language="ru" fo:country="RU" officeooo:rsid="00598fc3" officeooo:paragraph-rsid="0137df61"/>
    </style:style>
    <style:style style:name="P27" style:family="paragraph" style:parent-style-name="Standard" style:list-style-name="L2">
      <style:paragraph-properties fo:text-align="justify" style:justify-single-word="false"/>
      <style:text-properties officeooo:rsid="004dfca1" officeooo:paragraph-rsid="00e02a75"/>
    </style:style>
    <style:style style:name="P28" style:family="paragraph" style:parent-style-name="Standard" style:list-style-name="L2">
      <style:paragraph-properties fo:text-align="justify" style:justify-single-word="false"/>
      <style:text-properties officeooo:rsid="004dfca1" officeooo:paragraph-rsid="00e5c0fb"/>
    </style:style>
    <style:style style:name="P29" style:family="paragraph" style:parent-style-name="Standard" style:list-style-name="L2">
      <style:paragraph-properties fo:text-align="start" style:justify-single-word="false"/>
      <style:text-properties officeooo:rsid="004dfca1" officeooo:paragraph-rsid="00e4f0a8"/>
    </style:style>
    <style:style style:name="P30" style:family="paragraph" style:parent-style-name="Standard" style:list-style-name="L4"/>
    <style:style style:name="P31" style:family="paragraph" style:parent-style-name="Standard" style:list-style-name="L4">
      <style:text-properties officeooo:paragraph-rsid="010968a6"/>
    </style:style>
    <style:style style:name="P32" style:family="paragraph" style:parent-style-name="Standard">
      <style:paragraph-properties fo:text-align="justify" style:justify-single-word="false"/>
      <style:text-properties officeooo:paragraph-rsid="00e1544d"/>
    </style:style>
    <style:style style:name="P33" style:family="paragraph" style:parent-style-name="Standard">
      <style:paragraph-properties fo:text-align="justify" style:justify-single-word="false"/>
      <style:text-properties officeooo:paragraph-rsid="0052a30c"/>
    </style:style>
    <style:style style:name="P34" style:family="paragraph" style:parent-style-name="Standard">
      <style:paragraph-properties fo:text-align="justify" style:justify-single-word="false"/>
      <style:text-properties officeooo:paragraph-rsid="00eae0cb"/>
    </style:style>
    <style:style style:name="P35" style:family="paragraph" style:parent-style-name="Standard">
      <style:paragraph-properties fo:text-align="justify" style:justify-single-word="false"/>
      <style:text-properties officeooo:paragraph-rsid="00ee239d"/>
    </style:style>
    <style:style style:name="P36" style:family="paragraph" style:parent-style-name="Standard">
      <style:paragraph-properties fo:text-align="justify" style:justify-single-word="false"/>
      <style:text-properties officeooo:paragraph-rsid="010d4f53"/>
    </style:style>
    <style:style style:name="P37" style:family="paragraph" style:parent-style-name="Standard">
      <style:paragraph-properties fo:text-align="justify" style:justify-single-word="false"/>
      <style:text-properties officeooo:paragraph-rsid="0138dc4f"/>
    </style:style>
    <style:style style:name="P38" style:family="paragraph" style:parent-style-name="Standard">
      <style:paragraph-properties fo:text-align="justify" style:justify-single-word="false"/>
      <style:text-properties officeooo:paragraph-rsid="010fc834"/>
    </style:style>
    <style:style style:name="P39" style:family="paragraph" style:parent-style-name="Standard">
      <style:paragraph-properties fo:text-align="justify" style:justify-single-word="false"/>
      <style:text-properties fo:font-size="10pt" fo:language="ru" fo:country="RU" officeooo:rsid="000a0adf" officeooo:paragraph-rsid="00f98e32" style:font-size-asian="10pt" style:font-size-complex="10pt"/>
    </style:style>
    <style:style style:name="P40" style:family="paragraph" style:parent-style-name="Standard">
      <style:paragraph-properties fo:text-align="center" style:justify-single-word="false"/>
      <style:text-properties officeooo:paragraph-rsid="0087968f"/>
    </style:style>
    <style:style style:name="P41" style:family="paragraph" style:parent-style-name="Standard">
      <style:paragraph-properties fo:text-align="justify" style:justify-single-word="false"/>
      <style:text-properties style:text-underline-style="solid" style:text-underline-width="auto" style:text-underline-color="font-color" officeooo:paragraph-rsid="000a0adf"/>
    </style:style>
    <style:style style:name="P42" style:family="paragraph" style:parent-style-name="Standard">
      <style:paragraph-properties fo:text-align="center" style:justify-single-word="false"/>
      <style:text-properties fo:color="#330066" fo:font-size="16pt" fo:language="ru" fo:country="RU" style:text-underline-style="solid" style:text-underline-width="auto" style:text-underline-color="font-color" fo:font-weight="bold" officeooo:rsid="00454693" officeooo:paragraph-rsid="000a0adf" style:font-size-asian="16pt" style:font-weight-asian="bold" style:font-size-complex="16pt" style:font-weight-complex="bold"/>
    </style:style>
    <style:style style:name="P43" style:family="paragraph" style:parent-style-name="Standard">
      <style:paragraph-properties fo:text-align="center" style:justify-single-word="false"/>
      <style:text-properties fo:color="#330066" fo:font-size="10pt" fo:language="ru" fo:country="RU" officeooo:rsid="00d84705" officeooo:paragraph-rsid="00d84705" style:font-size-asian="10pt" style:font-size-complex="10pt"/>
    </style:style>
    <style:style style:name="P44" style:family="paragraph" style:parent-style-name="Standard">
      <style:paragraph-properties fo:text-align="justify" style:justify-single-word="false" fo:break-before="page"/>
      <style:text-properties fo:language="ru" fo:country="RU" officeooo:rsid="001f2320" officeooo:paragraph-rsid="000a0adf"/>
    </style:style>
    <style:style style:name="P45" style:family="paragraph" style:parent-style-name="Footnote">
      <style:text-properties officeooo:rsid="010ae284" officeooo:paragraph-rsid="0112e295"/>
    </style:style>
    <style:style style:name="P46" style:family="paragraph" style:parent-style-name="Footnote">
      <style:text-properties officeooo:rsid="0112a8ed" officeooo:paragraph-rsid="0112e295"/>
    </style:style>
    <style:style style:name="P47" style:family="paragraph" style:parent-style-name="Footnote">
      <style:text-properties officeooo:rsid="0112e295" officeooo:paragraph-rsid="013fdf60"/>
    </style:style>
    <style:style style:name="P48" style:family="paragraph" style:parent-style-name="Footnote">
      <style:text-properties officeooo:rsid="011a1690" officeooo:paragraph-rsid="013fdf60"/>
    </style:style>
    <style:style style:name="P49" style:family="paragraph" style:parent-style-name="Footnote">
      <style:text-properties officeooo:rsid="01338c0e" officeooo:paragraph-rsid="01338c0e"/>
    </style:style>
    <style:style style:name="P50" style:family="paragraph" style:parent-style-name="Footnote">
      <style:text-properties officeooo:rsid="013fdf60" officeooo:paragraph-rsid="013fdf60"/>
    </style:style>
    <style:style style:name="P51" style:family="paragraph" style:parent-style-name="Footnote">
      <style:paragraph-properties fo:margin-left="0cm" fo:margin-right="0cm" fo:text-indent="0cm" style:auto-text-indent="false"/>
    </style:style>
    <style:style style:name="P52" style:family="paragraph" style:parent-style-name="Footnote">
      <style:paragraph-properties fo:margin-left="0cm" fo:margin-right="0cm" fo:text-indent="0cm" style:auto-text-indent="false"/>
      <style:text-properties officeooo:paragraph-rsid="00fe3d1f"/>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fo:font-weight="bold" officeooo:rsid="000a0adf" style:font-size-asian="14pt" style:font-weight-asian="bold" style:font-size-complex="14pt" style:font-weight-complex="bold"/>
    </style:style>
    <style:style style:name="T3" style:family="text">
      <style:text-properties fo:font-size="14pt" fo:font-weight="bold" officeooo:rsid="0034db4f" style:font-size-asian="14pt" style:font-weight-asian="bold" style:font-size-complex="14pt" style:font-weight-complex="bold"/>
    </style:style>
    <style:style style:name="T4" style:family="text">
      <style:text-properties fo:font-size="14pt" fo:font-weight="bold" officeooo:rsid="0036fe80" style:font-size-asian="14pt" style:font-weight-asian="bold" style:font-size-complex="14pt" style:font-weight-complex="bold"/>
    </style:style>
    <style:style style:name="T5" style:family="text">
      <style:text-properties fo:font-size="14pt" fo:font-weight="bold" officeooo:rsid="00a565db" style:font-size-asian="14pt" style:font-weight-asian="bold" style:font-size-complex="14pt" style:font-weight-complex="bold"/>
    </style:style>
    <style:style style:name="T6" style:family="text">
      <style:text-properties fo:font-size="14pt" fo:font-weight="bold" officeooo:rsid="0129c0ad" style:font-size-asian="14pt" style:font-weight-asian="bold" style:font-size-complex="14pt" style:font-weight-complex="bold"/>
    </style:style>
    <style:style style:name="T7" style:family="text">
      <style:text-properties fo:font-size="14pt" fo:font-weight="bold" officeooo:rsid="0143cc8f" style:font-size-asian="14pt" style:font-weight-asian="bold" style:font-size-complex="14pt" style:font-weight-complex="bold"/>
    </style:style>
    <style:style style:name="T8" style:family="text">
      <style:text-properties fo:font-size="14pt" fo:language="ru" fo:country="RU" fo:font-weight="bold" officeooo:rsid="000a0adf" style:font-size-asian="14pt" style:font-weight-asian="bold" style:font-size-complex="14pt" style:font-weight-complex="bold"/>
    </style:style>
    <style:style style:name="T9" style:family="text">
      <style:text-properties fo:font-size="14pt" fo:language="ru" fo:country="RU" fo:font-weight="bold" officeooo:rsid="001f2320" style:font-size-asian="14pt" style:font-weight-asian="bold" style:font-size-complex="14pt" style:font-weight-complex="bold"/>
    </style:style>
    <style:style style:name="T10" style:family="text">
      <style:text-properties fo:font-size="14pt" fo:language="ru" fo:country="RU" fo:font-weight="bold" officeooo:rsid="00db1c04" style:font-size-asian="14pt" style:font-weight-asian="bold" style:font-size-complex="14pt" style:font-weight-complex="bold"/>
    </style:style>
    <style:style style:name="T11" style:family="text">
      <style:text-properties fo:font-size="14pt" fo:language="ru" fo:country="RU" fo:font-weight="bold" officeooo:rsid="0143f897" style:font-size-asian="14pt" style:font-weight-asian="bold" style:font-size-complex="14pt" style:font-weight-complex="bold"/>
    </style:style>
    <style:style style:name="T12" style:family="text">
      <style:text-properties fo:font-size="14pt" fo:language="ru" fo:country="RU" fo:font-weight="bold" officeooo:rsid="0144617d" style:font-size-asian="14pt" style:font-weight-asian="bold" style:font-size-complex="14pt" style:font-weight-complex="bold"/>
    </style:style>
    <style:style style:name="T13" style:family="text">
      <style:text-properties fo:font-size="14pt" fo:language="ru" fo:country="RU" style:text-underline-style="solid" style:text-underline-width="auto" style:text-underline-color="font-color" fo:font-weight="bold" officeooo:rsid="000a0adf" style:font-size-asian="14pt" style:font-weight-asian="bold" style:font-size-complex="14pt" style:font-weight-complex="bold"/>
    </style:style>
    <style:style style:name="T14" style:family="text">
      <style:text-properties fo:font-size="14pt" fo:language="ru" fo:country="RU" style:text-underline-style="solid" style:text-underline-width="auto" style:text-underline-color="font-color" fo:font-weight="bold" officeooo:rsid="001f2320" style:font-size-asian="14pt" style:font-weight-asian="bold" style:font-size-complex="14pt" style:font-weight-complex="bold"/>
    </style:style>
    <style:style style:name="T15" style:family="text">
      <style:text-properties fo:font-size="14pt" fo:language="ru" fo:country="RU" style:text-underline-style="solid" style:text-underline-width="auto" style:text-underline-color="font-color" fo:font-weight="bold" officeooo:rsid="0052a30c" style:font-size-asian="14pt" style:font-weight-asian="bold" style:font-size-complex="14pt" style:font-weight-complex="bold"/>
    </style:style>
    <style:style style:name="T16" style:family="text">
      <style:text-properties fo:font-size="14pt" fo:language="ru" fo:country="RU" style:text-underline-style="solid" style:text-underline-width="auto" style:text-underline-color="font-color" fo:font-weight="bold" officeooo:rsid="0143cc8f" style:font-size-asian="14pt" style:font-weight-asian="bold" style:font-size-complex="14pt" style:font-weight-complex="bold"/>
    </style:style>
    <style:style style:name="T17"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8" style:family="text">
      <style:text-properties fo:font-size="14pt" style:text-underline-style="solid" style:text-underline-width="auto" style:text-underline-color="font-color" fo:font-weight="bold" officeooo:rsid="000a0adf" style:font-size-asian="14pt" style:font-weight-asian="bold" style:font-size-complex="14pt" style:font-weight-complex="bold"/>
    </style:style>
    <style:style style:name="T19" style:family="text">
      <style:text-properties fo:font-size="14pt" style:text-underline-style="solid" style:text-underline-width="auto" style:text-underline-color="font-color" fo:font-weight="bold" officeooo:rsid="008943ae" style:font-size-asian="14pt" style:font-weight-asian="bold" style:font-size-complex="14pt" style:font-weight-complex="bold"/>
    </style:style>
    <style:style style:name="T20" style:family="text">
      <style:text-properties fo:font-size="14pt" style:text-underline-style="solid" style:text-underline-width="auto" style:text-underline-color="font-color" fo:font-weight="bold" officeooo:rsid="0143cc8f" style:font-size-asian="14pt" style:font-weight-asian="bold" style:font-size-complex="14pt" style:font-weight-complex="bold"/>
    </style:style>
    <style:style style:name="T21" style:family="text">
      <style:text-properties officeooo:rsid="00180f4e"/>
    </style:style>
    <style:style style:name="T22" style:family="text">
      <style:text-properties officeooo:rsid="001b5d74"/>
    </style:style>
    <style:style style:name="T23" style:family="text">
      <style:text-properties officeooo:rsid="001ff644"/>
    </style:style>
    <style:style style:name="T24" style:family="text">
      <style:text-properties fo:font-style="italic" style:font-style-asian="italic" style:font-style-complex="italic"/>
    </style:style>
    <style:style style:name="T25" style:family="text">
      <style:text-properties fo:font-style="italic" officeooo:rsid="00b260df" style:font-style-asian="italic" style:font-style-complex="italic"/>
    </style:style>
    <style:style style:name="T26" style:family="text">
      <style:text-properties fo:font-style="italic" officeooo:rsid="009de704" style:font-style-asian="italic" style:font-style-complex="italic"/>
    </style:style>
    <style:style style:name="T27" style:family="text">
      <style:text-properties fo:font-style="italic" officeooo:rsid="009f26ac" style:font-style-asian="italic" style:font-style-complex="italic"/>
    </style:style>
    <style:style style:name="T28" style:family="text">
      <style:text-properties fo:font-style="italic" officeooo:rsid="00a565db" style:font-style-asian="italic" style:font-style-complex="italic"/>
    </style:style>
    <style:style style:name="T29" style:family="text">
      <style:text-properties fo:font-style="italic" officeooo:rsid="00a704db" style:font-style-asian="italic" style:font-style-complex="italic"/>
    </style:style>
    <style:style style:name="T30" style:family="text">
      <style:text-properties fo:font-style="italic" officeooo:rsid="00ad1a86" style:font-style-asian="italic" style:font-style-complex="italic"/>
    </style:style>
    <style:style style:name="T31" style:family="text">
      <style:text-properties fo:font-style="italic" officeooo:rsid="00a9e4fa" style:font-style-asian="italic" style:font-style-complex="italic"/>
    </style:style>
    <style:style style:name="T32" style:family="text">
      <style:text-properties fo:font-style="italic" officeooo:rsid="00afccf9" style:font-style-asian="italic" style:font-style-complex="italic"/>
    </style:style>
    <style:style style:name="T33" style:family="text">
      <style:text-properties fo:font-style="italic" officeooo:rsid="00b20afd" style:font-style-asian="italic" style:font-style-complex="italic"/>
    </style:style>
    <style:style style:name="T34" style:family="text">
      <style:text-properties fo:font-style="italic" officeooo:rsid="003234db" style:font-style-asian="italic" style:font-style-complex="italic"/>
    </style:style>
    <style:style style:name="T35" style:family="text">
      <style:text-properties fo:font-style="italic" officeooo:rsid="00b62393" style:font-style-asian="italic" style:font-style-complex="italic"/>
    </style:style>
    <style:style style:name="T36" style:family="text">
      <style:text-properties fo:font-style="italic" officeooo:rsid="00956ab1" style:font-style-asian="italic" style:font-style-complex="italic"/>
    </style:style>
    <style:style style:name="T37" style:family="text">
      <style:text-properties fo:font-style="italic" officeooo:rsid="0096e20d" style:font-style-asian="italic" style:font-style-complex="italic"/>
    </style:style>
    <style:style style:name="T38" style:family="text">
      <style:text-properties fo:font-style="italic" officeooo:rsid="00995f07" style:font-style-asian="italic" style:font-style-complex="italic"/>
    </style:style>
    <style:style style:name="T39" style:family="text">
      <style:text-properties fo:font-style="italic" officeooo:rsid="009b4de3" style:font-style-asian="italic" style:font-style-complex="italic"/>
    </style:style>
    <style:style style:name="T40" style:family="text">
      <style:text-properties fo:font-style="italic" officeooo:rsid="009ba055" style:font-style-asian="italic" style:font-style-complex="italic"/>
    </style:style>
    <style:style style:name="T41" style:family="text">
      <style:text-properties fo:font-style="italic" officeooo:rsid="009c35ca" style:font-style-asian="italic" style:font-style-complex="italic"/>
    </style:style>
    <style:style style:name="T42" style:family="text">
      <style:text-properties fo:font-style="italic" officeooo:rsid="00c6f3d2" style:font-style-asian="italic" style:font-style-complex="italic"/>
    </style:style>
    <style:style style:name="T43" style:family="text">
      <style:text-properties fo:font-style="italic" officeooo:rsid="00c7bc45" style:font-style-asian="italic" style:font-style-complex="italic"/>
    </style:style>
    <style:style style:name="T44" style:family="text">
      <style:text-properties fo:font-style="italic" officeooo:rsid="00d73e4d" style:font-style-asian="italic" style:font-style-complex="italic"/>
    </style:style>
    <style:style style:name="T45" style:family="text">
      <style:text-properties fo:font-style="italic" officeooo:rsid="00fb99fb" style:font-style-asian="italic" style:font-style-complex="italic"/>
    </style:style>
    <style:style style:name="T46" style:family="text">
      <style:text-properties fo:font-style="italic" officeooo:rsid="007a8748" style:font-style-asian="italic" style:font-style-complex="italic"/>
    </style:style>
    <style:style style:name="T47" style:family="text">
      <style:text-properties fo:font-style="italic" officeooo:rsid="0100bfda" style:font-style-asian="italic" style:font-style-complex="italic"/>
    </style:style>
    <style:style style:name="T48" style:family="text">
      <style:text-properties fo:font-style="italic" officeooo:rsid="0112e295" style:font-style-asian="italic" style:font-style-complex="italic"/>
    </style:style>
    <style:style style:name="T49" style:family="text">
      <style:text-properties fo:font-style="italic" officeooo:rsid="011379ac" style:font-style-asian="italic" style:font-style-complex="italic"/>
    </style:style>
    <style:style style:name="T50" style:family="text">
      <style:text-properties fo:font-style="italic" officeooo:rsid="0114f7dd" style:font-style-asian="italic" style:font-style-complex="italic"/>
    </style:style>
    <style:style style:name="T51" style:family="text">
      <style:text-properties fo:font-style="italic" officeooo:rsid="0115525d" style:font-style-asian="italic" style:font-style-complex="italic"/>
    </style:style>
    <style:style style:name="T52" style:family="text">
      <style:text-properties fo:font-style="italic" officeooo:rsid="01166ab4" style:font-style-asian="italic" style:font-style-complex="italic"/>
    </style:style>
    <style:style style:name="T53" style:family="text">
      <style:text-properties fo:font-style="italic" officeooo:rsid="01171b8d" style:font-style-asian="italic" style:font-style-complex="italic"/>
    </style:style>
    <style:style style:name="T54" style:family="text">
      <style:text-properties fo:font-style="italic" officeooo:rsid="0118be26" style:font-style-asian="italic" style:font-style-complex="italic"/>
    </style:style>
    <style:style style:name="T55" style:family="text">
      <style:text-properties fo:font-style="italic" officeooo:rsid="01237b8b" style:font-style-asian="italic" style:font-style-complex="italic"/>
    </style:style>
    <style:style style:name="T56" style:family="text">
      <style:text-properties fo:font-style="italic" officeooo:rsid="01248fe2" style:font-style-asian="italic" style:font-style-complex="italic"/>
    </style:style>
    <style:style style:name="T57" style:family="text">
      <style:text-properties fo:font-style="italic" officeooo:rsid="0130a9a5" style:font-style-asian="italic" style:font-style-complex="italic"/>
    </style:style>
    <style:style style:name="T58" style:family="text">
      <style:text-properties fo:font-style="italic" officeooo:rsid="013fdf60" style:font-style-asian="italic" style:font-style-complex="italic"/>
    </style:style>
    <style:style style:name="T59" style:family="text">
      <style:text-properties fo:font-style="italic" style:text-underline-style="none" officeooo:rsid="005cf91a" style:font-style-asian="italic" style:font-style-complex="italic"/>
    </style:style>
    <style:style style:name="T60" style:family="text">
      <style:text-properties fo:font-style="italic" style:text-underline-style="none" officeooo:rsid="0133926f" style:font-style-asian="italic" style:font-style-complex="italic"/>
    </style:style>
    <style:style style:name="T61" style:family="text">
      <style:text-properties fo:font-style="italic" style:text-underline-style="none" officeooo:rsid="0137234b" style:font-style-asian="italic" style:font-style-complex="italic"/>
    </style:style>
    <style:style style:name="T62" style:family="text">
      <style:text-properties fo:font-style="italic" style:text-underline-style="none" fo:font-weight="bold" officeooo:rsid="005cf91a" style:font-style-asian="italic" style:font-weight-asian="bold" style:font-style-complex="italic" style:font-weight-complex="bold"/>
    </style:style>
    <style:style style:name="T63" style:family="text">
      <style:text-properties fo:font-style="italic" style:text-underline-style="none" fo:font-weight="normal" style:font-style-asian="italic" style:font-weight-asian="normal" style:font-style-complex="italic" style:font-weight-complex="normal"/>
    </style:style>
    <style:style style:name="T64" style:family="text">
      <style:text-properties fo:font-style="italic" style:text-underline-style="none" fo:font-weight="normal" officeooo:rsid="01166ab4" style:font-style-asian="italic" style:font-weight-asian="normal" style:font-style-complex="italic" style:font-weight-complex="normal"/>
    </style:style>
    <style:style style:name="T65" style:family="text">
      <style:text-properties fo:font-style="italic" fo:font-weight="bold" officeooo:rsid="00b260df" style:font-style-asian="italic" style:font-weight-asian="bold" style:font-style-complex="italic" style:font-weight-complex="bold"/>
    </style:style>
    <style:style style:name="T66" style:family="text">
      <style:text-properties fo:font-style="italic" fo:font-weight="bold" officeooo:rsid="00b31fd6" style:font-style-asian="italic" style:font-weight-asian="bold" style:font-style-complex="italic" style:font-weight-complex="bold"/>
    </style:style>
    <style:style style:name="T67" style:family="text">
      <style:text-properties fo:font-style="italic" fo:font-weight="bold" officeooo:rsid="005cf91a" style:font-style-asian="italic" style:font-weight-asian="bold" style:font-style-complex="italic" style:font-weight-complex="bold"/>
    </style:style>
    <style:style style:name="T68" style:family="text">
      <style:text-properties fo:font-style="italic" fo:font-weight="bold" officeooo:rsid="00463d0c" style:font-style-asian="italic" style:font-weight-asian="bold" style:font-style-complex="italic" style:font-weight-complex="bold"/>
    </style:style>
    <style:style style:name="T69" style:family="text">
      <style:text-properties fo:font-style="italic" fo:font-weight="bold" officeooo:rsid="0046e7c6" style:font-style-asian="italic" style:font-weight-asian="bold" style:font-style-complex="italic" style:font-weight-complex="bold"/>
    </style:style>
    <style:style style:name="T70" style:family="text">
      <style:text-properties fo:font-style="italic" fo:font-weight="bold" officeooo:rsid="00e7e270" style:font-style-asian="italic" style:font-weight-asian="bold" style:font-style-complex="italic" style:font-weight-complex="bold"/>
    </style:style>
    <style:style style:name="T71" style:family="text">
      <style:text-properties officeooo:rsid="0025c6a6"/>
    </style:style>
    <style:style style:name="T72" style:family="text">
      <style:text-properties officeooo:rsid="002773b2"/>
    </style:style>
    <style:style style:name="T73" style:family="text">
      <style:text-properties officeooo:rsid="0027d54f"/>
    </style:style>
    <style:style style:name="T74" style:family="text">
      <style:text-properties officeooo:rsid="00295917"/>
    </style:style>
    <style:style style:name="T75" style:family="text">
      <style:text-properties officeooo:rsid="002acb66"/>
    </style:style>
    <style:style style:name="T76" style:family="text">
      <style:text-properties officeooo:rsid="002b7628"/>
    </style:style>
    <style:style style:name="T77" style:family="text">
      <style:text-properties officeooo:rsid="002cda44"/>
    </style:style>
    <style:style style:name="T78" style:family="text">
      <style:text-properties officeooo:rsid="002eb251"/>
    </style:style>
    <style:style style:name="T79" style:family="text">
      <style:text-properties officeooo:rsid="003234db"/>
    </style:style>
    <style:style style:name="T80" style:family="text">
      <style:text-properties officeooo:rsid="003546b2"/>
    </style:style>
    <style:style style:name="T81" style:family="text">
      <style:text-properties officeooo:rsid="0036661f"/>
    </style:style>
    <style:style style:name="T82" style:family="text">
      <style:text-properties officeooo:rsid="0036fe80"/>
    </style:style>
    <style:style style:name="T83" style:family="text">
      <style:text-properties officeooo:rsid="003a7170"/>
    </style:style>
    <style:style style:name="T84" style:family="text">
      <style:text-properties fo:language="ru" fo:country="RU"/>
    </style:style>
    <style:style style:name="T85" style:family="text">
      <style:text-properties fo:language="ru" fo:country="RU" officeooo:rsid="000a0adf"/>
    </style:style>
    <style:style style:name="T86" style:family="text">
      <style:text-properties fo:language="ru" fo:country="RU" officeooo:rsid="00492883"/>
    </style:style>
    <style:style style:name="T87" style:family="text">
      <style:text-properties fo:language="ru" fo:country="RU" officeooo:rsid="004ab581"/>
    </style:style>
    <style:style style:name="T88" style:family="text">
      <style:text-properties fo:language="ru" fo:country="RU" officeooo:rsid="004bae86"/>
    </style:style>
    <style:style style:name="T89" style:family="text">
      <style:text-properties fo:language="ru" fo:country="RU" officeooo:rsid="004d6728"/>
    </style:style>
    <style:style style:name="T90" style:family="text">
      <style:text-properties fo:language="ru" fo:country="RU" officeooo:rsid="004ffb78"/>
    </style:style>
    <style:style style:name="T91" style:family="text">
      <style:text-properties fo:language="ru" fo:country="RU" officeooo:rsid="00525a62"/>
    </style:style>
    <style:style style:name="T92" style:family="text">
      <style:text-properties fo:language="ru" fo:country="RU" fo:font-weight="bold" style:font-weight-asian="bold" style:font-weight-complex="bold"/>
    </style:style>
    <style:style style:name="T93" style:family="text">
      <style:text-properties fo:language="ru" fo:country="RU" fo:font-weight="bold" officeooo:rsid="00e4f0a8" style:font-weight-asian="bold" style:font-weight-complex="bold"/>
    </style:style>
    <style:style style:name="T94" style:family="text">
      <style:text-properties fo:language="ru" fo:country="RU" fo:font-weight="bold" officeooo:rsid="00e5c0fb" style:font-weight-asian="bold" style:font-weight-complex="bold"/>
    </style:style>
    <style:style style:name="T95" style:family="text">
      <style:text-properties fo:language="ru" fo:country="RU" officeooo:rsid="00de0699"/>
    </style:style>
    <style:style style:name="T96" style:family="text">
      <style:text-properties fo:language="ru" fo:country="RU" officeooo:rsid="00de7582"/>
    </style:style>
    <style:style style:name="T97" style:family="text">
      <style:text-properties fo:language="ru" fo:country="RU" officeooo:rsid="00e02a75"/>
    </style:style>
    <style:style style:name="T98" style:family="text">
      <style:text-properties fo:language="ru" fo:country="RU" officeooo:rsid="00e1544d"/>
    </style:style>
    <style:style style:name="T99" style:family="text">
      <style:text-properties fo:language="ru" fo:country="RU" officeooo:rsid="00e32e6d"/>
    </style:style>
    <style:style style:name="T100" style:family="text">
      <style:text-properties fo:language="ru" fo:country="RU" officeooo:rsid="00e8df13"/>
    </style:style>
    <style:style style:name="T101" style:family="text">
      <style:text-properties fo:language="ru" fo:country="RU" officeooo:rsid="00eab0fe"/>
    </style:style>
    <style:style style:name="T102" style:family="text">
      <style:text-properties fo:language="ru" fo:country="RU" officeooo:rsid="00eae0cb"/>
    </style:style>
    <style:style style:name="T103" style:family="text">
      <style:text-properties fo:language="ru" fo:country="RU" officeooo:rsid="00eca87b"/>
    </style:style>
    <style:style style:name="T104" style:family="text">
      <style:text-properties fo:language="ru" fo:country="RU" officeooo:rsid="00ed83d3"/>
    </style:style>
    <style:style style:name="T105" style:family="text">
      <style:text-properties fo:language="ru" fo:country="RU" officeooo:rsid="00ee239d"/>
    </style:style>
    <style:style style:name="T106" style:family="text">
      <style:text-properties fo:language="ru" fo:country="RU" officeooo:rsid="00f25684"/>
    </style:style>
    <style:style style:name="T107" style:family="text">
      <style:text-properties fo:language="ru" fo:country="RU" officeooo:rsid="00597958"/>
    </style:style>
    <style:style style:name="T108" style:family="text">
      <style:text-properties fo:language="ru" fo:country="RU" officeooo:rsid="0138dc4f"/>
    </style:style>
    <style:style style:name="T109" style:family="text">
      <style:text-properties fo:language="ru" fo:country="RU" officeooo:rsid="01391d96"/>
    </style:style>
    <style:style style:name="T110" style:family="text">
      <style:text-properties fo:language="ru" fo:country="RU" officeooo:rsid="013a86be"/>
    </style:style>
    <style:style style:name="T111" style:family="text">
      <style:text-properties fo:language="ru" fo:country="RU" officeooo:rsid="013b9357"/>
    </style:style>
    <style:style style:name="T112" style:family="text">
      <style:text-properties fo:language="ru" fo:country="RU" officeooo:rsid="001d190b"/>
    </style:style>
    <style:style style:name="T113" style:family="text">
      <style:text-properties fo:language="ru" fo:country="RU" officeooo:rsid="00903bd6"/>
    </style:style>
    <style:style style:name="T114" style:family="text">
      <style:text-properties fo:language="ru" fo:country="RU" officeooo:rsid="001e84eb"/>
    </style:style>
    <style:style style:name="T115" style:family="text">
      <style:text-properties fo:language="ru" fo:country="RU" officeooo:rsid="010fc834"/>
    </style:style>
    <style:style style:name="T116" style:family="text">
      <style:text-properties fo:language="ru" fo:country="RU" officeooo:rsid="001fca0a"/>
    </style:style>
    <style:style style:name="T117" style:family="text">
      <style:text-properties fo:language="ru" fo:country="RU" officeooo:rsid="0110dec2"/>
    </style:style>
    <style:style style:name="T118" style:family="text">
      <style:text-properties officeooo:rsid="003c6ca8"/>
    </style:style>
    <style:style style:name="T119" style:family="text">
      <style:text-properties officeooo:rsid="003d8ab9"/>
    </style:style>
    <style:style style:name="T120" style:family="text">
      <style:text-properties officeooo:rsid="003f4ea0"/>
    </style:style>
    <style:style style:name="T121" style:family="text">
      <style:text-properties officeooo:rsid="003ff10a"/>
    </style:style>
    <style:style style:name="T122" style:family="text">
      <style:text-properties officeooo:rsid="0041d55e"/>
    </style:style>
    <style:style style:name="T123" style:family="text">
      <style:text-properties officeooo:rsid="004253f7"/>
    </style:style>
    <style:style style:name="T124" style:family="text">
      <style:text-properties officeooo:rsid="004363d9"/>
    </style:style>
    <style:style style:name="T125" style:family="text">
      <style:text-properties fo:font-style="normal" style:font-style-asian="normal" style:font-style-complex="normal"/>
    </style:style>
    <style:style style:name="T126" style:family="text">
      <style:text-properties fo:font-style="normal" officeooo:rsid="0046e7c6" style:font-style-asian="normal" style:font-style-complex="normal"/>
    </style:style>
    <style:style style:name="T127" style:family="text">
      <style:text-properties fo:font-style="normal" officeooo:rsid="00e61006" style:font-style-asian="normal" style:font-style-complex="normal"/>
    </style:style>
    <style:style style:name="T128" style:family="text">
      <style:text-properties fo:font-style="normal" officeooo:rsid="00597958" style:font-style-asian="normal" style:font-style-complex="normal"/>
    </style:style>
    <style:style style:name="T129" style:family="text">
      <style:text-properties fo:font-style="normal" fo:font-weight="normal" officeooo:rsid="01356007" style:font-style-asian="normal" style:font-weight-asian="normal" style:font-style-complex="normal" style:font-weight-complex="normal"/>
    </style:style>
    <style:style style:name="T130" style:family="text">
      <style:text-properties fo:font-style="normal" fo:font-weight="normal" officeooo:rsid="0137234b" style:font-style-asian="normal" style:font-weight-asian="normal" style:font-style-complex="normal" style:font-weight-complex="normal"/>
    </style:style>
    <style:style style:name="T131" style:family="text">
      <style:text-properties fo:font-style="normal" style:text-underline-style="none" fo:font-weight="bold" officeooo:rsid="0133926f" style:font-style-asian="normal" style:font-weight-asian="bold" style:font-style-complex="normal" style:font-weight-complex="bold"/>
    </style:style>
    <style:style style:name="T132" style:family="text">
      <style:text-properties fo:font-style="normal" fo:font-weight="bold" officeooo:rsid="005cf91a" style:font-style-asian="normal" style:font-weight-asian="bold" style:font-style-complex="normal" style:font-weight-complex="bold"/>
    </style:style>
    <style:style style:name="T133" style:family="text">
      <style:text-properties fo:font-weight="bold" style:font-weight-asian="bold" style:font-weight-complex="bold"/>
    </style:style>
    <style:style style:name="T134" style:family="text">
      <style:text-properties fo:font-weight="bold" officeooo:rsid="005cf91a" style:font-weight-asian="bold" style:font-weight-complex="bold"/>
    </style:style>
    <style:style style:name="T135" style:family="text">
      <style:text-properties fo:font-weight="bold" officeooo:rsid="0081036d" style:font-weight-asian="bold" style:font-weight-complex="bold"/>
    </style:style>
    <style:style style:name="T136" style:family="text">
      <style:text-properties fo:font-weight="bold" officeooo:rsid="00faec80" style:font-weight-asian="bold" style:font-weight-complex="bold"/>
    </style:style>
    <style:style style:name="T137" style:family="text">
      <style:text-properties fo:font-weight="bold" officeooo:rsid="0137234b" style:font-weight-asian="bold" style:font-weight-complex="bold"/>
    </style:style>
    <style:style style:name="T138" style:family="text">
      <style:text-properties officeooo:rsid="00597958"/>
    </style:style>
    <style:style style:name="T139" style:family="text">
      <style:text-properties officeooo:rsid="00a565db"/>
    </style:style>
    <style:style style:name="T140" style:family="text">
      <style:text-properties officeooo:rsid="00ad84ca"/>
    </style:style>
    <style:style style:name="T141" style:family="text">
      <style:text-properties officeooo:rsid="00c1fa77"/>
    </style:style>
    <style:style style:name="T142" style:family="text">
      <style:text-properties officeooo:rsid="00ca923b"/>
    </style:style>
    <style:style style:name="T143" style:family="text">
      <style:text-properties officeooo:rsid="00cd70dc"/>
    </style:style>
    <style:style style:name="T144" style:family="text">
      <style:text-properties officeooo:rsid="00cf1de5"/>
    </style:style>
    <style:style style:name="T145" style:family="text">
      <style:text-properties officeooo:rsid="00cfd486"/>
    </style:style>
    <style:style style:name="T146" style:family="text">
      <style:text-properties officeooo:rsid="00d16dc4"/>
    </style:style>
    <style:style style:name="T147" style:family="text">
      <style:text-properties officeooo:rsid="00d2b6f5"/>
    </style:style>
    <style:style style:name="T148" style:family="text">
      <style:text-properties officeooo:rsid="00d4ab54"/>
    </style:style>
    <style:style style:name="T149" style:family="text">
      <style:text-properties officeooo:rsid="00d61170"/>
    </style:style>
    <style:style style:name="T150" style:family="text">
      <style:text-properties officeooo:rsid="00d9caed"/>
    </style:style>
    <style:style style:name="T151" style:family="text">
      <style:text-properties officeooo:rsid="00dc811e"/>
    </style:style>
    <style:style style:name="T152" style:family="text">
      <style:text-properties officeooo:rsid="00e61006"/>
    </style:style>
    <style:style style:name="T153" style:family="text">
      <style:text-properties officeooo:rsid="00e7e270"/>
    </style:style>
    <style:style style:name="T154" style:family="text">
      <style:text-properties officeooo:rsid="00faec80"/>
    </style:style>
    <style:style style:name="T155" style:family="text">
      <style:text-properties officeooo:rsid="00fb99fb"/>
    </style:style>
    <style:style style:name="T156" style:family="text">
      <style:text-properties officeooo:rsid="00fe3d1f"/>
    </style:style>
    <style:style style:name="T157" style:family="text">
      <style:text-properties officeooo:rsid="01000af3"/>
    </style:style>
    <style:style style:name="T158" style:family="text">
      <style:text-properties officeooo:rsid="0100bfda"/>
    </style:style>
    <style:style style:name="T159" style:family="text">
      <style:text-properties officeooo:rsid="010968a6"/>
    </style:style>
    <style:style style:name="T160" style:family="text">
      <style:text-properties fo:font-size="16pt" fo:font-style="italic" fo:font-weight="normal" officeooo:rsid="0081036d" style:font-size-asian="16pt" style:font-style-asian="italic" style:font-weight-asian="normal" style:font-size-complex="16pt" style:font-style-complex="italic" style:font-weight-complex="normal"/>
    </style:style>
    <style:style style:name="T161" style:family="text">
      <style:text-properties officeooo:rsid="01118829"/>
    </style:style>
    <style:style style:name="T162" style:family="text">
      <style:text-properties officeooo:rsid="0112a8ed"/>
    </style:style>
    <style:style style:name="T163" style:family="text">
      <style:text-properties officeooo:rsid="011379ac"/>
    </style:style>
    <style:style style:name="T164" style:family="text">
      <style:text-properties officeooo:rsid="011b9268"/>
    </style:style>
    <style:style style:name="T165" style:family="text">
      <style:text-properties officeooo:rsid="011ba26c"/>
    </style:style>
    <style:style style:name="T166" style:family="text">
      <style:text-properties officeooo:rsid="011de6fe"/>
    </style:style>
    <style:style style:name="T167" style:family="text">
      <style:text-properties officeooo:rsid="0121613e"/>
    </style:style>
    <style:style style:name="T168" style:family="text">
      <style:text-properties officeooo:rsid="0131e370"/>
    </style:style>
    <style:style style:name="T169" style:family="text">
      <style:text-properties officeooo:rsid="006383a5"/>
    </style:style>
    <style:style style:name="T170" style:family="text">
      <style:text-properties officeooo:rsid="013a86be"/>
    </style:style>
    <style:style style:name="T171" style:family="text">
      <style:text-properties officeooo:rsid="013fdf60"/>
    </style:style>
    <style:style style:name="T172" style:family="text">
      <style:text-properties officeooo:rsid="0140d2d1"/>
    </style:style>
    <style:style style:name="T173" style:family="text">
      <style:text-properties officeooo:rsid="0141e1a2"/>
    </style:style>
    <style:style style:name="T174" style:family="text">
      <style:text-properties officeooo:rsid="01431619"/>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82cm" fo:text-indent="-0.635cm" fo:margin-left="1.48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17cm" fo:text-indent="-0.635cm" fo:margin-left="2.11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52cm" fo:text-indent="-0.635cm" fo:margin-left="2.75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87cm" fo:text-indent="-0.635cm" fo:margin-left="3.38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22cm" fo:text-indent="-0.635cm" fo:margin-left="4.02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57cm" fo:text-indent="-0.635cm" fo:margin-left="4.65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92cm" fo:text-indent="-0.635cm" fo:margin-left="5.29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27cm" fo:text-indent="-0.635cm" fo:margin-left="5.92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62cm" fo:text-indent="-0.635cm" fo:margin-left="6.5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97cm" fo:text-indent="-0.635cm" fo:margin-left="7.197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ВВЕДЕНИЕ</text:p>
      <text:p text:style-name="P43">Предмет философии. Классическое определение истины. <text:span text:style-name="T150">Основной вопрос философии. </text:span></text:p>
      <text:p text:style-name="P24"><text:span text:style-name="T1">1.</text:span><text:span text:style-name="T7">1</text:span><text:span text:style-name="T1"> </text:span><text:span text:style-name="T2">Предмет исследовани</text:span><text:span text:style-name="T6">я</text:span><text:span text:style-name="T2"> философии</text:span></text:p>
      <text:p text:style-name="P15"><text:span text:style-name="T83"><text:tab/>Прошлая лекция была посвящена выявлению предмета </text:span>исследования <text:span text:style-name="T83">философии. Философия — наука об истине, и </text:span>хотя <text:span text:style-name="T83">другие</text:span> науки <text:span text:style-name="T83">тоже</text:span> ищут истину, ищут они е<text:span text:style-name="T83">ё</text:span> в чем-то отличном от самой истины. <text:span text:style-name="T83">Но так как </text:span>познание истины – тяжелый и тернистый путь, истину <text:s/><text:span text:style-name="T118"><text:s/>необходимо</text:span> исследовать <text:span text:style-name="T118">саму по себе, в том числе</text:span> различать пути к истине и к <text:span text:style-name="T122">её противоположности, </text:span>заблуждению. <text:span text:style-name="T119">Ф</text:span>илософия, <text:span text:style-name="T123">поскольку является наукой об истине,</text:span> <text:span text:style-name="T119">таким образом</text:span> <text:span text:style-name="T119">является и</text:span> теорией познания: гносеологией и эпистемологией. <text:span text:style-name="T124">Она</text:span> <text:span text:style-name="T121">изучает</text:span> <text:span text:style-name="T121">вопросы</text:span> познания истины, «да<text:span text:style-name="T120">ё</text:span>т советы» ищущим истину, помогает прийти к истине и не впасть в заблуждение. </text:p>
      <text:p text:style-name="P4"/>
      <text:p text:style-name="P7"><text:span text:style-name="T20">1</text:span><text:span text:style-name="T17">.</text:span><text:span text:style-name="T20">2</text:span><text:span text:style-name="T17"> </text:span><text:span text:style-name="T18">Ступени познания.</text:span></text:p>
      <text:p text:style-name="P23"><text:tab/>Выделяют <text:span text:style-name="T152">две</text:span> ступени познания: <text:span text:style-name="T70">ч</text:span><text:span text:style-name="T68">увственное познание</text:span><text:span text:style-name="T126"> <text:s/></text:span><text:span text:style-name="T127">и </text:span><text:span text:style-name="T70">ч</text:span><text:span text:style-name="T68">еловеческое </text:span><text:span text:style-name="T69">мышление, - <text:s/></text:span>из которых лишь мышление, <text:span text:style-name="T153">особый вид человеческой деятельности</text:span>, подвластно контролю человека, <text:span text:style-name="T153">то есть поддаётся непосредственному контролю. Человек может управлять не только, скажем, руками, но и работой мозга. Направляя процесс мышления, можно прийти истине или к заблуждению, в зависимости от того, правильный или неправильный метод (образ) мышления использовался. Чувственное познание является явлением сугубо биологическим, контролю не поддаётся, и поэтому методов чувственного познания не существует.</text:span></text:p>
      <text:p text:style-name="P34"><text:span text:style-name="T88"><text:tab/>Философия </text:span><text:span text:style-name="T95">рассматривает мышление</text:span><text:span text:style-name="T88">, в отличие от других </text:span><text:span text:style-name="T100">изучающих его </text:span><text:span text:style-name="T88">наук, под особым углом</text:span><text:span text:style-name="T95">:</text:span><text:span text:style-name="T88"> как способ и процесс постижения истины. </text:span><text:span text:style-name="T98">Ф</text:span><text:span text:style-name="T86">илософия – </text:span><text:span text:style-name="T102">это </text:span><text:span text:style-name="T86">в</text:span><text:span text:style-name="T85">сеобщий метод познания, </text:span><text:span text:style-name="T98">вернее, </text:span><text:span text:style-name="T86">всеобщи</text:span><text:span text:style-name="T98">й</text:span><text:span text:style-name="T85"> метод мышлен</text:span><text:span text:style-name="T99">ия</text:span><text:span text:style-name="T85">, </text:span><text:span text:style-name="T98">поскольку</text:span><text:span text:style-name="T85"> </text:span><text:span text:style-name="T87">из двух ступеней познания только мышление под</text:span><text:span text:style-name="T96">властно</text:span><text:span text:style-name="T87"> контролю человека.</text:span><text:span text:style-name="T86"> </text:span><text:span text:style-name="T99">Она, за счет</text:span><text:span text:style-name="T88"> </text:span><text:span text:style-name="T89">изуч</text:span><text:span text:style-name="T99">ения</text:span><text:span text:style-name="T89"> </text:span><text:span text:style-name="T88">процесс</text:span><text:span text:style-name="T99">а</text:span><text:span text:style-name="T88"> мышлени</text:span><text:span text:style-name="T96">я</text:span><text:span text:style-name="T99">,</text:span><text:span text:style-name="T85"> </text:span><text:span text:style-name="T88">занимается овладением правильным методом мышления, </text:span><text:span text:style-name="T111">то есть</text:span><text:span text:style-name="T88"> </text:span><text:span text:style-name="T96">является</text:span><text:span text:style-name="T88"> </text:span><text:span text:style-name="T96">теорией мышления —</text:span><text:span text:style-name="T88"> логик</text:span><text:span text:style-name="T96">ой</text:span><text:span text:style-name="T88">. </text:span><text:span text:style-name="T97">Одно из великих открытий в философии — существование двух видов мышления:</text:span></text:p>
      <text:list xml:id="list5261803375205773212" text:style-name="L2">
        <text:list-item>
          <text:p text:style-name="P29"><text:span text:style-name="T94">М</text:span><text:span text:style-name="T92">ышление </text:span><text:span text:style-name="T93">р</text:span><text:span text:style-name="T92">ассудочное <text:line-break/></text:span><text:span text:style-name="T97">В</text:span><text:span text:style-name="T84"> западной литературе </text:span><text:span text:style-name="T97">для обозначения рассудочного мышления</text:span><text:span text:style-name="T84"> применяется термин </text:span><text:span text:style-name="T85">ratio</text:span><text:span text:style-name="T97">. Формальное мышление</text:span><text:span text:style-name="T84"> </text:span><text:span text:style-name="T90">изучает формальная логика. </text:span></text:p>
        </text:list-item>
        <text:list-item>
          <text:p text:style-name="P28"><text:span text:style-name="T94">М</text:span><text:span text:style-name="T92">ышление </text:span><text:span text:style-name="T94">р</text:span><text:span text:style-name="T92">азумное </text:span></text:p>
          <text:p text:style-name="P27"><text:span text:style-name="T97">В</text:span><text:span text:style-name="T84"> западной литературе </text:span><text:span text:style-name="T97">принято называть разумное мышление</text:span><text:span text:style-name="T84"> термин</text:span><text:span text:style-name="T97">ом</text:span><text:span text:style-name="T84"> </text:span><text:span text:style-name="T85">intellect</text:span><text:span text:style-name="T97">.</text:span><text:span text:style-name="T84"> </text:span><text:span text:style-name="T97">Оно </text:span><text:span text:style-name="T90">является предметом исследования содержательной или диалектической логики. </text:span></text:p>
          <text:p text:style-name="P27"><text:span text:style-name="T90"/></text:p>
        </text:list-item>
      </text:list>
      <text:p text:style-name="P35"><text:span text:style-name="T90"><text:tab/>Ф</text:span><text:span text:style-name="T98">ормальная логика, </text:span><text:span text:style-name="T104">некогда </text:span><text:span text:style-name="T98">созданн</text:span><text:span text:style-name="T101">ая</text:span><text:span text:style-name="T98"> </text:span><text:span text:style-name="T101">как</text:span><text:span text:style-name="T98"> часть философии Аристотелем, </text:span><text:span text:style-name="T103">позже </text:span><text:span text:style-name="T98">стала </text:span><text:span text:style-name="T90">самостоятельной</text:span><text:span text:style-name="T98"> наукой.</text:span><text:span text:style-name="T101"> </text:span><text:span text:style-name="T105">Поэтому сейчас только</text:span><text:span text:style-name="T98"> логику</text:span><text:span text:style-name="T91"> разумного мышления </text:span><text:span text:style-name="T98">принято называть</text:span><text:span text:style-name="T91"> </text:span><text:span text:style-name="T101">ф</text:span><text:span text:style-name="T91">илософией. </text:span><text:span text:style-name="T101">Причем е</text:span><text:span text:style-name="T98">сли обыденное мышление может быть </text:span><text:span text:style-name="T101">и</text:span><text:span text:style-name="T98"> рассудочным, и разумным, то научное мышление - мышление исключительно разумное, </text:span><text:span text:style-name="T101">а значит </text:span><text:span text:style-name="T98">философия, </text:span><text:span text:style-name="T101">как </text:span><text:span text:style-name="T98">логика разумного мышления, важна для любого исследователя, в какой бы области он не работал.</text:span></text:p>
      <text:p text:style-name="P32"><text:span text:style-name="T98"/></text:p>
      <text:p text:style-name="P33"><text:span text:style-name="T16">1.</text:span><text:span text:style-name="T13">3</text:span><text:span text:style-name="T14"> </text:span><text:span text:style-name="T15">К</text:span><text:span text:style-name="T13">лассическое определение истины.</text:span></text:p>
      <text:p text:style-name="P37"><text:span text:style-name="T85"><text:tab/></text:span><text:span text:style-name="T106">Что бы понять знание об истине, то есть философское знание, следует сначала понять, что такое истина. Оба понятия, «истина» и «заблуждение», свободно используются в обыденной речи, а не только в рамках научного языка или языка философии. Стоит заметить, что люди постоянно ищут истину, часто называя её другими словами, пытаются понять кто говорит правду, а кто неправду. Вообще говоря, многие понятия и термины философии были заимствованы из обыденного языка.</text:span><text:span text:style-name="T85"> </text:span><text:span text:style-name="T108">С</text:span><text:span text:style-name="T107">амая </text:span><text:span text:style-name="T85">простая</text:span><text:span text:style-name="T85"><text:note text:id="ftn8" text:note-class="footnote"><text:note-citation>1</text:note-citation><text:note-body><text:p text:style-name="P39"><text:span text:style-name="T138"><text:tab/>Некоторые исследователи даже его считают единственной формой мышления, в которой выражаются истина и заблуждение.</text:span></text:p></text:note-body></text:note></text:span><text:span text:style-name="T85"> форма выражения истины — </text:span><text:span text:style-name="T108">суждение, </text:span><text:soft-page-break/><text:span text:style-name="T108">которые бывают истинные и ложные, если </text:span><text:span text:style-name="T109">они</text:span><text:span text:style-name="T108">, наоборот, выражают заблуждение</text:span><text:span text:style-name="T110">:</text:span></text:p>
      <text:list xml:id="list6521701711781276340" text:style-name="L3">
        <text:list-item>
          <text:p text:style-name="P13"><text:span text:style-name="T138">«г</text:span>ород Долгопрудный находится в Европе»<text:span text:style-name="T125"> – </text:span><text:span text:style-name="T128">истинное суждение,</text:span></text:p>
        </text:list-item>
        <text:list-item>
          <text:p text:style-name="P13">«Долгопрудный находится в Южной Африке»<text:span text:style-name="T125"> – </text:span><text:span text:style-name="T128">ложное.</text:span></text:p>
        </text:list-item>
        <text:list-item>
          <text:p text:style-name="P13"><text:span text:style-name="T21">«к</text:span>ит — млекопитающее» <text:span text:style-name="T125">– </text:span><text:span text:style-name="T128">истина</text:span><text:span text:style-name="T125">.</text:span></text:p>
        </text:list-item>
        <text:list-item>
          <text:p text:style-name="P13">«<text:span text:style-name="T138">к</text:span>ит — рыба»<text:span text:style-name="T125"> – </text:span><text:span text:style-name="T128">з</text:span><text:span text:style-name="T125">аблуждение.</text:span></text:p>
        </text:list-item>
      </text:list>
      <text:p text:style-name="P26"/>
      <text:p text:style-name="P26"><text:tab/><text:span text:style-name="T154">Истину саму по себе, то есть природу истины, следует отличать от критерия истины: и именно поэтому в качестве определения истины нельзя принять тот факт, что истина — всё, что подтверждено экспериментом</text:span><text:span text:style-name="T154"><text:note text:id="ftn1" text:note-class="footnote"><text:note-citation>2</text:note-citation><text:note-body><text:p text:style-name="P51"><text:tab/><text:span text:style-name="T155">Этот параграф есть результат беседы лектора с аудиторией, которой было предложено самим попробовать дать определение истине, специально обработанной, чтобы соответствовать формату конспекта. </text:span><text:span text:style-name="T45">Прим. редактора.</text:span></text:p></text:note-body></text:note></text:span><text:span text:style-name="T154">. Вообще говоря, существует множество концепций и определений истины, среди которых выделяют классическое определение истины, которое давали философы самых различных направлений начиная от Платона, который не очень чётко его сформулировал, и Аристотеля, позже уточнившего своего учителя, и до сих пор. <text:s/>Согласно классическому определению, </text:span><text:span text:style-name="T136">и</text:span><text:span text:style-name="T134">стина – <text:s/></text:span><text:span text:style-name="T62">соответствие между миром и сознанием</text:span><text:span text:style-name="T59">, </text:span><text:span text:style-name="T60">и </text:span><text:span text:style-name="T61">более того,</text:span><text:span text:style-name="T60"> </text:span><text:span text:style-name="T131">з</text:span><text:span text:style-name="T132">а</text:span><text:span text:style-name="T134">блуждение, </text:span><text:span text:style-name="T137">то есть </text:span><text:span text:style-name="T67">несоответствие, </text:span><text:span text:style-name="T129">явля</text:span><text:span text:style-name="T130">е</text:span><text:span text:style-name="T129">тся </text:span><text:span text:style-name="T169">полной противоположностью истине. Позже выяснится, что это не совсем так. </text:span></text:p>
      <text:p text:style-name="P26"><text:span text:style-name="T169"><text:tab/>Не стоит также путать заблуждение и ложь, намеренное введение в заблуждение. Слово «ложь» несет этическую оценку, а человека, <text:s/>впавшего в заблуждение, упрекнуть в аморальности все-таки нельзя. Действительно, любое знание можно использовать во зло. Раскрытие тайны атома позволило стирать города с лица Земли, а не только строить атомные станции. Раскрытие философского знания же привело к появлению софистики: «науки»</text:span><text:span text:style-name="T169"><text:note text:id="ftn2" text:note-class="footnote"><text:note-citation>3</text:note-citation><text:note-body><text:p text:style-name="P52"><text:tab/><text:span text:style-name="T156">Слово «наука» поставлено в кавычки, поскольку настоящая наука, которая в том числе изучает методы сознательного введения в заблуждение, это психология. И чтобы передать сарказм лектора. </text:span><text:span text:style-name="T45">Прим. редактора.</text:span></text:p></text:note-body></text:note></text:span><text:span text:style-name="T169"> намеренно вводить в заблуждение.</text:span></text:p>
      <text:p text:style-name="P7"><text:span text:style-name="T18"/></text:p>
      <text:p text:style-name="P7"><text:span text:style-name="T20">1.</text:span><text:span text:style-name="T18">4</text:span><text:span text:style-name="T17"> </text:span><text:span text:style-name="T19">П</text:span><text:span text:style-name="T18">роблема определения мира и сознания</text:span></text:p>
      <text:p text:style-name="P14"><text:span text:style-name="T22"><text:tab/>Теперь следует определить два вида реальности, которые фигурируют в классическом определении истины. Их можно называть по-разному: мир и сознание, </text:span>природа и сознание, психическое и физическое, идеальное и материальное <text:span text:style-name="T157">или любая другая пара из духовной и физической реальности</text:span>. <text:span text:style-name="T158">Причем реальны и мир, и сознание, то есть существуют и вещи, и мысли о них. Однако кардинальное отличие между ними заметил уже Кант: на монету в кармане можно заказать</text:span><text:span text:style-name="T24"> и кислую капусту, и сосиски с пивом, </text:span><text:span text:style-name="T47">другое </text:span><text:span text:style-name="T57">же</text:span><text:span text:style-name="T24"> </text:span><text:span text:style-name="T47">дело – </text:span><text:span text:style-name="T24">миллионы мысленных таллеров. </text:span><text:span text:style-name="T47">Их</text:span><text:span text:style-name="T24"> «</text:span><text:span text:style-name="T46">почему-то» </text:span><text:span text:style-name="T24">нигде не принимают.</text:span></text:p>
      <text:p text:style-name="P21"><text:tab/><text:span text:style-name="T168">Обычно формулирование определения понятию заключается в использовании формальной логики, в самом простом случае – <text:s/>в указании род-видового отличия. То есть определение понятию можно дать ограничив другое, более широкое понятие. К примеру, понятие «кошка» более узкое</text:span><text:span text:style-name="T168"><text:note text:id="ftn7" text:note-class="footnote"><text:note-citation>4</text:note-citation><text:note-body><text:p text:style-name="P49">Здесь сознательно используется сложная сравнительная степень, чтобы исключить паразитный смысл. <text:span text:style-name="T45">П. р.</text:span></text:p></text:note-body></text:note></text:span><text:span text:style-name="T168">, чем <text:s/>«млекопитающее». Можно дать следующие определения:</text:span></text:p>
      <text:list xml:id="list267089615964241180" text:style-name="L4">
        <text:list-item>
          <text:p text:style-name="P30">Студент – учащийся <text:span text:style-name="T133">(указан род) </text:span>высшего учебного заведения <text:span text:style-name="T133">(указано отличие).</text:span></text:p>
        </text:list-item>
        <text:list-item>
          <text:p text:style-name="P30">Марс — планета <text:span text:style-name="T133">(род)</text:span> солнечной системы, 4ая считая от Солнца <text:span text:style-name="T133">(отличие).</text:span></text:p>
          <text:p text:style-name="P31"><text:span text:style-name="T133"/></text:p>
        </text:list-item>
      </text:list>
      <text:p text:style-name="P36"><text:tab/><text:span text:style-name="T159">Содержательное понятие, более широкое чем мир и сознание, однако, придумать не получается. Понятие «бытие», пусть и является более общим, не позволяет сделать нужное определение</text:span><text:span text:style-name="T159"><text:note text:id="ftn3" text:note-class="footnote"><text:note-citation>5</text:note-citation><text:note-body><text:p text:style-name="P45"><text:span text:style-name="T170">И</text:span>, в том числе поэтому, несодержательно. <text:span text:style-name="T45">Прим. редактора.</text:span></text:p></text:note-body></text:note></text:span><text:span text:style-name="T159">. Другой способ его дать заключается указании первичного и вторичного, то есть в ответе на так называемый </text:span><text:span text:style-name="T135">основной вопрос философии:</text:span></text:p>
      <text:p text:style-name="P40"><text:span text:style-name="T160"><text:s/>Мир порождает сознание или же сознание порождает мир?</text:span></text:p>
      <text:p text:style-name="P12"><text:soft-page-break/></text:p>
      <text:p text:style-name="P41"><text:span text:style-name="T12">1</text:span><text:span text:style-name="T8">.</text:span><text:span text:style-name="T12">5</text:span><text:span text:style-name="T9"> </text:span><text:span text:style-name="T8">Основной вопрос философии </text:span><text:span text:style-name="T10">в постсоветский период</text:span></text:p>
      <text:p text:style-name="P38"><text:span text:style-name="T85"><text:tab/></text:span><text:span text:style-name="T112">В</text:span><text:span text:style-name="T85"> советское время никто и не спорил, что без понимания </text:span><text:span text:style-name="T113">о</text:span><text:span text:style-name="T85">сновно</text:span><text:span text:style-name="T113">го</text:span><text:span text:style-name="T85"> вопрос</text:span><text:span text:style-name="T113">а</text:span><text:span text:style-name="T85"> философии сориентироваться в мире философии </text:span><text:span text:style-name="T114">и</text:span><text:span text:style-name="T85">, особенно в </text:span><text:span text:style-name="T115">её</text:span><text:span text:style-name="T85"> истории, нельзя. Тогда господствовал диалектический-исторический материализм, основу которого заложили Фридрих Энгельс </text:span><text:span text:style-name="T116">и</text:span><text:span text:style-name="T85"> Карл Маркс. Энгельс, </text:span><text:span text:style-name="T115">в свою очередь</text:span><text:span text:style-name="T85">, в одной из работ </text:span><text:span text:style-name="T117">пишет</text:span><text:span text:style-name="T85">, что имеет место основной вопрос философии о соотношении мира и сознания.</text:span></text:p>
      <text:p text:style-name="P16"><text:span text:style-name="T23"><text:tab/>Позднее вместе с</text:span> СССР рухнул <text:span text:style-name="T161">вообще весь </text:span>старый общественный строй <text:span text:style-name="T161">и</text:span> <text:span text:style-name="T161">н</text:span>ачалась перестройка <text:span text:style-name="T164">как</text:span> в социальной и политической сферах, <text:span text:style-name="T164">так и в</text:span> идейной. Многие из <text:span text:style-name="T165">прежних преподавателей</text:span> марксистск<text:span text:style-name="T165">ой</text:span> философи<text:span text:style-name="T165">и</text:span> от нее отреклись и перешли на противоположенную позицию. <text:span text:style-name="T162">У таких людей не было своих убеждений: им платят, раньше — за восхваление марксизма, позже — за отрицание, вот они теперь и добавляют «не-» ко всему ранее сказанному</text:span><text:span text:style-name="T162"><text:note text:id="ftn4" text:note-class="footnote"><text:note-citation>6</text:note-citation><text:note-body><text:p text:style-name="P46">Лектор употреблял обозначения из логики: вот они и говорят не-А, если раньше заявляли А. <text:span text:style-name="T45">Прим. редактора.</text:span></text:p></text:note-body></text:note></text:span><text:span text:style-name="T162">.</text:span></text:p>
      <text:p text:style-name="P17"><text:span text:style-name="T24"><text:tab/>Часто доходило до смешного. </text:span><text:span text:style-name="T53">В</text:span><text:span text:style-name="T48">сегда </text:span><text:span text:style-name="T54">считалось</text:span><text:span text:style-name="T48">, </text:span><text:span text:style-name="T53">даже согласно всем учебникам истории,</text:span><text:span text:style-name="T48"> </text:span><text:span text:style-name="T54">что </text:span><text:span text:style-name="T53">правы</text:span><text:span text:style-name="T24"> </text:span><text:span text:style-name="T36">в</text:span><text:span text:style-name="T24"> гражданской войне в США</text:span><text:span text:style-name="T24"><text:note text:id="ftn5" text:note-class="footnote"><text:note-citation>7</text:note-citation><text:note-body><text:p text:style-name="P47"><text:span text:style-name="T163">Безусловно, речь идет о г</text:span>ражданск<text:span text:style-name="T163">ой</text:span> войн<text:span text:style-name="T163">е в США</text:span> между рабовладельческими и свободными штатами <text:span text:style-name="T45">Прим. редактора.</text:span></text:p></text:note-body></text:note></text:span><text:span text:style-name="T24"> </text:span><text:span text:style-name="T54">были</text:span><text:span text:style-name="T49">, </text:span><text:span text:style-name="T24">воева</text:span><text:span text:style-name="T51">вшие</text:span><text:span text:style-name="T24"> за освобождение негров </text:span><text:span text:style-name="T50">и </text:span><text:span text:style-name="T37">против работорговцев,</text:span><text:span text:style-name="T24"> Северяне. </text:span><text:span text:style-name="T53">Н</text:span><text:span text:style-name="T51">о «как оказалось», согласно мнению некоторых авторов,</text:span><text:span text:style-name="T24"> </text:span><text:span text:style-name="T38">правы</text:span><text:span text:style-name="T24"> </text:span><text:span text:style-name="T38">были </text:span><text:span text:style-name="T51">всё-таки</text:span><text:span text:style-name="T38"> </text:span><text:span text:style-name="T24">Южане, </text:span><text:span text:style-name="T51">а </text:span><text:span text:style-name="T24">несправедлив</text:span><text:span text:style-name="T51">ые</text:span><text:span text:style-name="T24"> Северяне </text:span><text:span text:style-name="T52">после победы уничтожили </text:span><text:span text:style-name="T64">«</text:span><text:span text:style-name="T63">священную»</text:span><text:span text:style-name="T24"> частную собственность на миллиарды долларов, – </text:span><text:span text:style-name="T52">их</text:span><text:span text:style-name="T24"> рабов. «</text:span><text:span text:style-name="T54">Особенно выдающиеся</text:span><text:span text:style-name="T24">» </text:span><text:span text:style-name="T39">даже</text:span><text:span text:style-name="T24"> добавляют, что </text:span><text:span text:style-name="T54">на самом деле </text:span><text:span text:style-name="T24">рабовладельцы кормили </text:span><text:span text:style-name="T53">рабов</text:span><text:span text:style-name="T24">,</text:span><text:span text:style-name="T53"> </text:span><text:span text:style-name="T24">заботились </text:span><text:span text:style-name="T53">о них и</text:span><text:span text:style-name="T24"> обеспечивали </text:span><text:span text:style-name="T53">необходимым</text:span><text:span text:style-name="T24">, </text:span><text:span text:style-name="T53">и</text:span><text:span text:style-name="T40"> в </text:span><text:span text:style-name="T53">итоге</text:span><text:span text:style-name="T24"> их «</text:span><text:span text:style-name="T53">пришлось»</text:span><text:span text:style-name="T24"> </text:span><text:span text:style-name="T53">выгнать </text:span><text:span text:style-name="T24">на улицу </text:span><text:span text:style-name="T41">и</text:span><text:span text:style-name="T24"> </text:span><text:span text:style-name="T53">обречь </text:span><text:span text:style-name="T24">на нищету. </text:span></text:p>
      <text:p text:style-name="P18"><text:span text:style-name="T24"><text:tab/></text:span><text:span text:style-name="T54">Или д</text:span><text:span text:style-name="T24">ругой пример.</text:span><text:span text:style-name="T54"> О</text:span><text:span text:style-name="T24">д</text:span><text:span text:style-name="T26">ин</text:span><text:span text:style-name="T24"> демократ </text:span><text:span text:style-name="T54">в</text:span><text:span text:style-name="T26"> своей</text:span><text:span text:style-name="T24"> стать</text:span><text:span text:style-name="T26">е</text:span><text:span text:style-name="T24"> </text:span><text:span text:style-name="T54">про </text:span><text:span text:style-name="T24">книг</text:span><text:span text:style-name="T27">у</text:span><text:span text:style-name="T24"> Радищева </text:span><text:span text:style-name="T54">пишет</text:span><text:span text:style-name="T24">, </text:span><text:span text:style-name="T54">что </text:span><text:span text:style-name="T24"><text:s/></text:span><text:span text:style-name="T54">м</text:span><text:span text:style-name="T27">ол</text:span><text:span text:style-name="T24"> </text:span><text:span text:style-name="T54">права была Екатерина, что его так сурово</text:span><text:span text:style-name="T54"><text:note text:id="ftn6" text:note-class="footnote"><text:note-citation>8</text:note-citation><text:note-body><text:p text:style-name="P48">Стоит отметить, что Екатерина, наоборот, «по милосердию и для всеобщей радости» отменила смертный приговор суда, то есть смягчила наказание.<text:span text:style-name="T45">Прим. редактора.</text:span></text:p></text:note-body></text:note></text:span><text:span text:style-name="T54"> наказала, раз уж он докатился до обсуждения якобы основ России — крепостного права.</text:span></text:p>
      <text:p text:style-name="P19"><text:tab/><text:span text:style-name="T166">Р</text:span>аньше основной вопрос философии считали по-настоящему основным, <text:span text:style-name="T166">и именно поэтому с</text:span>ейчас, <text:span text:style-name="T167">в лучших традициях принципа «все наоборот»</text:span>, <text:span text:style-name="T166">считается, что нет не только основного вопроса философии, якобы нельзя даже несколько сколько-нибудь важных вопросов выделить. Утверждается, что так случайно получилось: взбрело Энгельсу в голову, написал статью об «неком» основном вопросе, о котором мир еще не знал, вот он и стал основным. Как еще иначе-то?</text:span></text:p>
      <text:p text:style-name="P22"><text:span text:style-name="T5">Это</text:span><text:span text:style-name="T1"> результат невероятнейшего невежества!</text:span></text:p>
      <text:p text:style-name="P22"><text:span text:style-name="T1"/></text:p>
      <text:p text:style-name="P20"><text:span text:style-name="T139"><text:tab/>В</text:span><text:span text:style-name="T28">, </text:span><text:span text:style-name="T24">написанн</text:span><text:span text:style-name="T29">ой</text:span><text:span text:style-name="T24"> за 11 лет до </text:span><text:span text:style-name="T55">работы</text:span><text:span text:style-name="T24"> Энгельса, </text:span><text:span text:style-name="T56">книге</text:span><text:span text:style-name="T24"> философа Иосифа Дицгена говорится об основном вопросе философии. </text:span><text:span text:style-name="T56">О</text:span><text:span text:style-name="T30">б этом писали</text:span><text:span text:style-name="T24"> десятки </text:span><text:span text:style-name="T31">и</text:span><text:span text:style-name="T24"> сотни философов и до, и после Энгельса. </text:span><text:span text:style-name="T32">Д</text:span><text:span text:style-name="T24">аже</text:span><text:span text:style-name="T25"> </text:span><text:span text:style-name="T65">Джон Стюарт Милль</text:span><text:span text:style-name="T66">,</text:span><text:span text:style-name="T24"> враг всякого материализма </text:span><text:span text:style-name="T33">и </text:span><text:span text:style-name="T24">представитель философии первого позитивизма, прямо писал: </text:span><text:span text:style-name="T34">«</text:span><text:span text:style-name="T56">о</text:span><text:span text:style-name="T34">сновной вопрос, который Вы должны решить прежде всего – вопрос об отношении духа и материи». </text:span><text:span text:style-name="T58">К</text:span><text:span text:style-name="T24">рупный современный философ </text:span><text:span text:style-name="T35">Бертран Рассел</text:span><text:span text:style-name="T35"><text:note text:id="ftn0" text:note-class="footnote"><text:note-citation>9</text:note-citation><text:note-body><text:p text:style-name="P50">Несмотря на то, что его взгляды существенно отличаются от моих, его книга «история западной философии» написана ярко и живо: там приведены не только прописные истины, но и нерешенные проблемы.</text:p></text:note-body></text:note></text:span><text:span text:style-name="T24"> пишет: "Вот первый вопрос который перед нами возникает: Являетесь ли вы сложным физическим объектом? Если нет, то может быть Вы являетесь сознанием? А если так, то что такое сознание? Каковы именно отношения между сознанием и телом? И являетесь Вы сознанием обладающим телом или телом обладающим сознанием?" </text:span></text:p>
      <text:p text:style-name="P5"><text:tab/>Поучительно привести ряд высказываний из современных англоязычных учебников <text:soft-page-break/>философии. <text:span text:style-name="T171">Из</text:span> книг<text:span text:style-name="T171">и</text:span> <text:span text:style-name="T79">«теории сознания» </text:span>английск<text:span text:style-name="T171">ого</text:span> философ<text:span text:style-name="T171">а</text:span> Стивен<text:span text:style-name="T171">а</text:span> Прист<text:span text:style-name="T171">а</text:span>: «Почти все вопросы, которые больше всего интересуют спекулятивные умы, таковы, что наука на них не может ответить, а самоуверенные ответы теологов более не кажутся столь же убедительными, как в предшествующие столетия. Разделен ли мир на дух и материю, и если да, то что такое дух и что такое материя? Подчинен ли дух материи или он обладает независимыми силами? Имеет ли Вселенная какое-либо единство или цель? Развивается ли Вселенная по направлению к некоторой цели?<text:span text:style-name="T151">…» </text:span><text:tab/><text:span text:style-name="T42">В</text:span><text:span text:style-name="T24"> учебник</text:span><text:span text:style-name="T42">е «</text:span><text:span text:style-name="T24">О философии</text:span><text:span text:style-name="T44">»</text:span><text:span text:style-name="T24"> американца Роберта Вольфа, </text:span><text:span text:style-name="T43">который и Маркса не читал, и марксизм не признаёт,</text:span><text:span text:style-name="T24"> </text:span><text:span text:style-name="T42">написано</text:span><text:span text:style-name="T24">: </text:span><text:span text:style-name="T34">«Прежде всего существует основной вопрос, что представляют собой вещи, которые существуют, каковы категории в которых быть обозначены что-то существующее: физические тела в пространстве или духи»</text:span><text:span text:style-name="T24">. </text:span></text:p>
      <text:p text:style-name="P10"><text:tab/><text:span text:style-name="T142">А</text:span>мериканский профессор Томасс Наген в книге «Что это значит? Краткое введение в философию» <text:span text:style-name="T142">ставит проблему знания о мире</text:span>, существующем за пределами нашего сознания, перв<text:span text:style-name="T142">ой</text:span> философс<text:span text:style-name="T142">кой</text:span> проблем<text:span text:style-name="T142">ой</text:span>.</text:p>
      <text:p text:style-name="P6"><text:tab/><text:span text:style-name="T144">В</text:span>се толковые философы не сомневаются <text:span text:style-name="T143">в существовании</text:span> дух<text:span text:style-name="T143">а</text:span> и вещ<text:span text:style-name="T143">ей и важности</text:span> <text:span text:style-name="T172">понимания</text:span> их <text:span text:style-name="T173">взаимоотношения, поскольку</text:span> <text:span text:style-name="T173">с ответом на основной вопрос философии</text:span> одновременно <text:span text:style-name="T173">определяется</text:span> и мир, и сознание. Теперь же в современных учебниках философии <text:span text:style-name="T174">существование основного вопроса философии</text:span> даже не пытаю<text:span text:style-name="T140">т</text:span>ся опровергнуть, <text:span text:style-name="T149">про него</text:span> просто ничего не пишут. </text:p>
      <text:p text:style-name="P44"><text:span text:style-name="T2">6</text:span><text:span text:style-name="T1">. </text:span><text:span text:style-name="T2">Натурфилософия</text:span></text:p>
      <text:p text:style-name="P2"><text:tab/>Из того, что мы не можем определить сознание, не определив мир, и наоборот, заключаем, что философия - это не только теория познания и наука о сознании, но и общий взгляд на мир или предельно общее мировоззрение. Действительно, философия занимается решением вопросов, связанных с сознанием, а это не возможно без определения сознание, следовательно, не дав общую картину мира, общий взгляд на мир. Философия обязательно является предельно общим взглядом на мир, выступая в качестве которого получает название онтология. (онтология = существующее + наука: наука о существующем) Однако философия никогда не ограничивалась только самым общим предельно взглядом на мир. В связи с необычайной неразвитостью научного знания, долгое время считалось, что философия также должна дать и общую картину мира. Наука касалась лишь некоторых проблем - определенных областей объективной действительности, будто бы несвязных островков <text:span text:style-name="T71">знаний</text:span>. Была масса белых пятен, заполнить которые можно было фантазией, но однако ученые на это не шли. Философы же <text:span text:style-name="T71">делали это охотнее </text:span>и получали законченную картину мира, называемую - натурфилософией, <text:span text:style-name="T72">иначе - </text:span>философией природы. Почти каждая философская система <text:span text:style-name="T73">и</text:span> включала в себя предельно общий взгляд на мир, и пыталась нарисовать картину мира: натурфилософию. Было много и гениальных догадок, и невероятной чепухи, но по мере развития науки необходимость в натурфилософии отпадает - наука <text:span text:style-name="T73">начинает быть</text:span> способн<text:span text:style-name="T74">ой</text:span> дать картину мира. <text:span text:style-name="T75">Н</text:span>атурфилософия исчезла навсегда, <text:span text:style-name="T75">но</text:span> не все философы с этим смирились. Часто приходится читать, что нужно ее возродить. А вот и нет! Она исчезла, именно потому что не нужна, <text:span text:style-name="T75">ее время вышло</text:span>. А онтология - это не натурфилософия, она занимается теми проблемами мира, без которых невозможно решить проблемы теории познания. Таких проблем много, например, чтобы решить проблему свободы и необходимости: волен ли человека направлять ход своей деятельности по своему желанию или же нет, сперва необходимо решить проблему случайности (того чего может не быть, а может и быть), и необходимости (того, чего не может не быть). <text:span text:style-name="T76">Например, со</text:span>гласно некоторым учениям в мире случайности нет, лишь необходимость, <text:span text:style-name="T76">а </text:span><text:s/><text:span text:style-name="T76">з</text:span>начит человек не волен, имеет место абсолютная предопределенность. </text:p>
      <text:p text:style-name="P11"/>
      <text:p text:style-name="P7"><text:span text:style-name="T2">7</text:span><text:span text:style-name="T1">. </text:span><text:span text:style-name="T2">Социальное</text:span></text:p>
      <text:p text:style-name="P1"><text:tab/>Когда мы говорим о мире, мы нередко сводим понятие мира к понятию природы: мол природа - это мир, а мир - это природа. Но понятие <text:span text:style-name="T82">«мир»</text:span> не исчерпывается одной только природой, существует еще общее: это тоже реальность. Существует общество со своим институтами, учреждениями, судом, государством, прокуратурой и прочим, - это, безусловно, тоже часть мира. И если философия - предельно общий взгляд на мир, то она должна включать в себя предельно общий взгляд и на общество, и на его развитие - историю. Но это не единственная причина, почему философия должна этим заниматься: <text:span text:style-name="T77">д</text:span>ействительно, хотя чувственное познание - явление биологическое, мышление невозможно без языка. А речь - явно общественное явление, <text:span text:style-name="T78">значит</text:span> мышление и вообще познание - явления общественные, социальные.</text:p>
      <text:p text:style-name="P3"><text:tab/>Все, вероятно, знаете о замечательном писателе Киплинге. Несмотря на то, что все написанное в его <text:span text:style-name="T78">прекрасной</text:span> книге о ребенке, воспитанном волками, "Маугли", - красивая сказка, не имеющая никакого отношения к реальности, у этой истории есть определенная основа. Немного отвлечемся. Сам Киплинг, англичанин по происхождению, родился в Индии. До этого его родители перебрались в Индию, колонию Великобритании, где его отец стал заведующим музея. <text:span text:style-name="T78">Англичанам</text:span> было хорошо: даже нищий в Британии, получив какую-нибудь должность в Индии, обзаводился десятками слуг, которые было готовы работать за нищенскую зарплату. Доходило до смешного: едет младший офицер, перед которым бегут его слуги. И кричат <text:span text:style-name="T78">«дорогу великому государю, повелителю!»</text:span>. И, родившись в Индии, воспитан Киплинг <text:soft-page-break/>был индийскими слугами. Первые три года он даже на английском не говорил, только на Хиндустани, но быстро опомнились - обучили английскому. </text:p>
      <text:p text:style-name="P3"><text:tab/>Так вот, в Индии нередко дети теряются, их находят животные, но не убивают, а воспитывают. Однажды нашли двух воспитанных животными девочек 8 и 12 лет и вскоре обнаружили, они являются не людьми, а животными: у них нет мышления, и попытки <text:s/>приобщить к человеческой жизни заканчиваются неудачно. Мышление <text:span text:style-name="T78">то есть</text:span> формируется только с языком, в общении между людьми, только в обществе. Оно, безусловно, имеет материальную основу - мозг; так вот у этих девочек мозг-то был, но мышления не было. Понять мышление (а философия это наука о мышлении) нельзя, не выяснив, что такое социальное. Так что социальная философия, философия слова, - это важный раздел философии, выявляющий социальное. А только с выявлением природы социального можно разобраться с таким социальным явлением как человеческое познание. </text:p>
      <text:p text:style-name="P3"><text:tab/>Но при рассмотрении общества возникают и трудности. Например, природные предметы можно потрогать, пощупать - они действуют на наши органы чувств, а можно ли видеть общество, или потрогать, или пощупать? Каково оно: зеленое или красное? Чем пахнет? Да ничем оно не пахнет! Общество недоступно чувственному познанию. В том, что природа существует, не сомневался никто - даже идеалисты: они просто определенным образом трактовали природу, а то, что природные вещи: земля, березы, кошки, собаки существуют и не сомневались. Другое дело, общество - тут посложнее. Существует два направления в социологии. Первое направление, социологический номинализм (от слова номина - название, имя), заключается в том, что никакого общества-то и нет: есть только люди, которых можно потрогать, пощупать, видеть, сфотографировать и наблюдать, а вот общества нет. Общество - это сумма людей, просто имя: способ назвать определенную группу людей вместе, реально же существуют лишь люди, никакого общества как чего-то целого не существует, это просто наши иллюзии. Примечательно, что социологические идеалисты существуют, не когда-то там давно, а сейчас - крупные западные социологи настаивают, что на самом деле нет общества, есть просто люди. С другой точки зрения общество-таки существует, и оно не есть сумма людей, а суть система, имеющая собственные законы развития, отличные от законов развития отдельных конкретных людей; оно есть своеобразный организм: и как тело состоит из клеток, не являясь просто суммой клеток, а обладая целостностью, так и общество состоит из людей, но не сводится к сумме и имеет свои собственные законы развития. Эта точка зрения называется <text:span text:style-name="T78">«социологический реализм»</text:span>, что значит <text:span text:style-name="T78">«общество существует на самом деле»</text:span>. А когда мы забираемся в эти дебри, у нас меняется понятие сознания. До этого мы говорили о сознании вообще, тут же необходимо ввести понятие <text:span text:style-name="T78">«общественное сознание»</text:span>, которое имеет широкое и узкое значения. В широком значении общественное сознание - все плоды познавательной деятельности людей. Физика - часть общественного сознания. Но, возразите Вы, физика - это наука о природе. Правильно, но сама-то физика - это социальное явление, в природе физики нет. Физические явления есть, а науки физики нет: она создание человека, как и химия, и биология, - все это часть общественного сознания в широком смысле. В этом смысле и всякое сознание людей - общественное сознание. В узком смысле под сознанием понимают совокупность взглядов на общество. Сразу появляется основной вопрос философии в применении к обществу, он звучит так: общественное сознание есть первичное или вторичное?, общественные взгляды рождает общество или общество рождает общественные взгляды? </text:p>
      <text:p text:style-name="P11"/>
      <text:p text:style-name="P7"><text:span text:style-name="T2">8</text:span><text:span text:style-name="T1">. </text:span><text:span text:style-name="T2">Основные направления: различные ответы на основной вопрос.</text:span></text:p>
      <text:p text:style-name="P1"><text:tab/>Теперь рассмотрим основные направления философии. Если ставится вопрос первичен мир или сознание, то возможны два ответа. Первый ответ, материалистический: первичен мир и вторично сознание. Эту точку зрения отстаивают философы, которых называют материалистами, <text:soft-page-break/>а точка зрения, что мир первичен, существует независимо от воли и сознания людей, порождает их волю и сознание, называется материализмом. Противоположенное направление носит в отечественной литературе название <text:span text:style-name="T78">«идеализм»</text:span>: конечно, существует и сознание, и природа, но первичным является сознание, оно порождает природу, природа и мир есть творение нашего сознания. (В 19 веке было и другое ныне неиспользуемое название: спиритуализм (спирит = дух) = учение, что дух первичен).</text:p>
      <text:p text:style-name="P1"><text:tab/>Эти два основных направления отличаются решением основного вопроса. В советское время все без исключения признавали и эти два направления и борьбу между ними: материалисты критиковали и опровергали идеалистов, а идеалисты столь же рьяно - материалистов. Но рухнула советская власть и, отказавшись от основного вопроса философии, продолжили тем, что нет и никаких двух направлений - также выдумки марксистов. Полнейшее невежество людей в истории философии. Впервые очень четко сформулировал, что есть два направления, еще Платон, а это 5-4 века до нашей эры. Он прямо говорил: есть люди которые считают дух первичным, а вот есть и те ужасные люди, которые считают первичными тела; и с ними, этими ужасными людьми, нужно бороться. Платон не только пропагандировал необходимость борьбы с материализмом, но и применял кое-какие меры. Тогда жил крупный материалист, современник Платона, Демокрит. Старые источники сообщают, будто бы Платон приказал своим ученикам скупать произведения Демокрита и сжигать их. Мало критиковать - сжечь да и все. Но ему все-таки сказали: бесполезно - книг столько, что почти ничего и не сожжешь. Да и все великие философы не сомневались, что есть два направления философии: об этом писал и Кант, и Фихте, и Шельм, и Гегель и многие другие. Был даже такой философ, Беркли, который прямо говорил: нужно уничтожить материализм: это основа безбожия, атеизма; а безбожие подрывает основы государственного строя, - поэтому это вреднейшие люди. Он заявлял о двух партиях философии, между которыми идет борьба. И задолго до Маркса и Энгельса о двух партиях философии писал Платон, да и кто только не писал. И раз изучая историю философии, мы встречаем эти направления философии, то нам нужна самая общая, предельно общая их характеристика.</text:p>
      <text:p text:style-name="P11"/>
      <text:p text:style-name="P7"><text:span text:style-name="T2">9</text:span><text:span text:style-name="T1">. </text:span><text:span text:style-name="T2">Основные направления: материализм.</text:span></text:p>
      <text:p text:style-name="P3"><text:tab/>Материалистическая точка зрения заключается в том, что мир существует вне и вне зависимости от сознания людей, иначе говоря, мир есть объективная реальность. (напомню: субъективный - зависящий от субъекта, объективный - независящий.) Мир существует объективно, и для обозначения этой объективной реальности материалисты применяют понятие материя: с их точки зрения мир - материален. Хотя разные материалисты не всегда одинаково определяли материю, все они считали, что мир есть объективная реальность, а основное свойство материи - быть вне сознания. Некоторые философы наделяли материю и другими свойствами, скажем: твердостью, непроницаемостью. Более того в 19 веке материю понимали как просто скопление атомов; атомы же, твердые шарики, способны соединяются в молекулы, которые уже образуют и вещи, и все что угодно. Материя фактически была сведена к веществу. Но в конце 19 века-начале 20го случилась революция естествознания, выяснилось: атомы не есть твердые непроницаемые шарики, а состоят из положительно заряженного ядра и отрицательно заряженных вращающихся вокруг ядра электронов. И многие физики пришли в ужас, говорили, что материя исчезла, осталось только одно электричество; и так как кроме электричества ничего нет, материализм лишился всякого основания. Но возникает вопрос: а вот электроны-то, заряды-то существуют - в сознании или независимо от него? Конечно, вне сознания! Значит они и есть материя, ибо единственный признак материи, с которым связан материализм, - это быть вне сознания. Это очень четко сформулировал философ Владимир Ильич Ленин (1870-1924). В его самой крупной философской работе <text:span text:style-name="T78">«Материализм и </text:span><text:soft-page-break/><text:span text:style-name="T78">эмпириокритицизм»</text:span> на огромном материале революции естествознания он делает много выводов, как раз говорит, что единственный признак материи, с которым связан материализм - это быть вне и вне зависимости от сознания. Тогда же и были открыты новые формы материи, которые просто не укладывались в старые привычные представления: кроме вещества, есть поля, они тоже объективно существуют, например, в роли объекта исследования. Заметим, что понятие материи не сводится к понятию общего. Быть материей - это общее между всеми телами мира. Но они не только обладают особым признаком - бытие вне сознания, но и неразрывно связаны, образуют единое целое, где каждая материальная частичка занимает определенное место. Поэтому мир есть целостное, материальное образование, и никакого другого мира кроме мира материи не существует. Материя есть мир, мир есть материя. </text:p>
      <text:p text:style-name="P3"><text:tab/>Точка зрения, что существует один единственный мир - материальный мир, и кроме этого мира никакого другого, за пределами ее, нет, носит называние материалистический монизм. (Слово моно означает один, единый.) Согласно монизму существует один материальный мир, материя, а все в мире это различного рода ее проявления и порождения. Мы говорим, что мир материален и никакого другого мира, кроме материального нет, но тогда возникает вопрос: а как быть с сознанием - оно вроде бы не материально. Вот некоторые материалисты, вернее сверхматериалисты, заявляли, что сознание тоже материально: иначе придется признать, что в мире кроме материи есть и дух, фактически разрушить материалистический монизм. </text:p>
      <text:p text:style-name="P3"><text:tab/>Но нет: на самом деле, между сознанием и материей есть качественное отличие, нестираемая грань. Повторю еще раз пример Канта: одно дело мысленные таллеры, а другое дело таллеры материальные. Одно дело ваши мысли о чем-то, а другое дело сами вещи. Допущение о существовании духовного мира не подрывает монизм, ибо сознание не образует особого мира: существуя как часть материально мира, оно есть порождение материи. Непонимание этого связано с тем, что выражение "вторичность духа" или "вторичность сознания" часто понимают неправильно, что весь мир материален, а духовного нет. Но тогда от основного вопроса ничего и не остается: "Что первично - материя или материя?" - бессмыслица. Материя первична, а сознание - вторичное, производное в том смысле, что есть два вида бытия: второй вид бытия, сознание, не образует особого мира; он подчинен, является частью материального мира. Так вот человеческое сознание есть продукт человеческого мозга, есть его порождение или продукт. А так как мозг - это сложноорганизованная материя, то, получается, сознание - порождение материи, а значит вторично. Причем это очень своеобразный продукт, материалисты говорят, что наше сознание - отражение внешнего, объективного мира, его образ. Сознание копирует мир, отражает его, и как в отношении копии и оригинала является первичным, конечно, оригинал, так и сознание вторично в том смысле, что оно есть образ, копия материи. </text:p>
      <text:p text:style-name="P3"><text:tab/>Учитывая все вышесказанное оно такое порождение материи, которое является отражением материи. Или с другой стороны такое отражение материи, которое им и порождается. Основное отличие между материей и сознанием в том, что материя объективна и только объективна, а сознание и субъективно: мы всегда говорим о сознании какого-либо субъекта; и объективно: оно является образом материи, материя является его содержанием. Объективное содержание сознания обличено в субъективную форму. Сознание всегда есть единство субъективного и объективного. Таллеры мысленные - объективны по содержанию, но субъективны по форме. </text:p>
      <text:p text:style-name="P3"><text:tab/>Я изложил вам и взгляд на мир, и взгляд на субъективную реальность, и теорию познания материализма: теорию отражений, согласно которой, познание мира есть отражение мира в человеческой голове. Теперь же попробуйте отделить одно от другого: изложить теорию познания, не излагая общий взгляд на мир. Но так как познание есть отражение объективного мира, и так как этот объективный мир существует вне и независимо от сознания, то мы не можем отдельно дать общий взгляд на мир или общий взгляд на познание. </text:p>
      <text:p text:style-name="P3"><text:soft-page-break/><text:tab/>Существуют совершенно разные формы материализма: он возник в античное время, был в средние веке и в новое время, постоянно менялся по форме. Поэтому существуют различные формы материализма, и при всех их различиях они имеют одно сходство: мир существует существует вне и вне зависимости от сознания, которое есть отражение мира. А вот отличаются наиболее сильно старый (домарксистский) и марксистский материализм. Марксистский материализм - высшая форма материализма, он во многом совершеннее предшественников, но главное отличие вот в чем: все старые материалисты были материалистами только в понимании природы, то есть решали основной вопрос философии материалистически только в применение к ней. Как только они переходили к изложению взглядов на общество, они уходили на позиции идеализма. Старый материализм был не последовательным; он был, если можно выразиться, натурматериализмом, материализмом в понимании природы и идеализмом в понимании общества. И они прекрасно видели, что общество существует на самом деле. Социологические реалисты и не сомневались, что существуют не только взгляды на общество, но и оно само: есть, например, общественные институты и общественные учреждения. Это все вместе взятое они называли общественной средой: государство, церковь, суд, прокуратура, всяческие общественные организации - это не взгляды, это все общественная среда. И в этом смысле общество существует вне сознания. Только они не приходили к материализму, так как не могли ответить, откуда взялись эти институты. </text:p>
      <text:p text:style-name="P3"><text:tab/>Вопрос почему взялась природа не возникает, природа есть природа. Человек возник, а природа была всегда. <text:span text:style-name="T78">О</text:span>бщества без людей нет, оно есть результат творчества людей, есть сознание или создание людей. Люди сознавали и действовали: их действия были сознательные, они ставили цель и вырабатывали планы, в итоге создавали общество именно таким, каким создали. Именно таким из-за их определенных взглядов. То есть общество, общественная среда - продукт общественного сознания в узком смысле слова, попросту общественного мнения. Если люди создают общество в соответствии с общественным мнением, то возникает вопрос об его источнике. Мы можем сослаться на среду - она первична. Тогда мы получаем порочный круг, который как-то надо разорвать. Вот они и разорвали: общественные взгляды, сознание, есть первичное, а общество - вторичное, производное. Ну не получалось найти объективного источника общественных явлений, социальную материю. Искали, стремились, не получалось. Впервые социальную материю нашли Маркс и Энгельс. Она определяет взгляды людей и какое общество и институты они создают. Такой подход к обществу, названный материалистическим пониманием истории и общества, позволил достроить материализм, сделав его до конца последовательным материализмом и открывая путь к совершенствованию теории познания. Напомню, мышление и сознание человека есть явления общественные, и поэтому до конца раскрыть сущность познания нельзя не раскрыв сущности социальной, не найдя материального источника, не решив основной вопрос материалистически применительно к обществу. Ранее это сделано не было, и теории познания старых материалистов были недостаточно совершенны и не всегда последовательны. Впервые, когда была открыта суть общества, сущность социального, и создана по настоящему до конца последовательная теория познания. Именно поэтому диалектический материализм - это высшая форма материализма. </text:p>
      <text:p text:style-name="P9"><text:tab/>Забегая вперед, скажу, что есть еще одно отличие старого материализма и марксистского: Старые материалисты, говоря о первичности мира и вторичности сознание, рассматривали сознание как нечто только пассивное и только отражение мира. В основном как отражение природы. Таким образом понимали отношение материи и сознания односторонне. Марксистский материализм, найдя социальную материю, то есть систему социально-экономических отношений, ту общественную форма в которой идет процесс производства ,создания материальных благ, Раскрыл роль производства. Оказалось, что человек ,в отличие от животного, не просто приспособляется к внешнему миру, пользуясь тем, что дает и создала природа, а занимается материальным производством, создает вещи, которые сами в природе бы <text:soft-page-break/>никогда не возникли. Человек - производящее существо, или производитель, который изменяет природу и тем самым создает вещи, которых в природе нет. Сознание человека не только отражает мир, но направляет деятельность по преобразованию миру, воздействует на мир. Следовательно отношение материи и сознание - двустороннее отношение: сознание не только отражает мир, но и через практическую деятельность людей воздействует на мир, приводя к изменению мира. Но это не отменяет объективности мира и природы. Один из деятелей марксисткой философии метафорично сказал, что сознание человека не только отражает мир, но и творит его. Старые материалисты считали, что сознание только отражает мир, идеалисты брали другую сторону: что сознание только творит мир. И та, и другая точка зрения - односторонняя. Но одна, пусть упрощенная, но верная, а другая в принципе ошибочная. Однако это не значит, что там не было позитивных моментов - того, что без них никто не открыл.</text:p>
      <text:p text:style-name="P9"/>
      <text:p text:style-name="P8"><text:span text:style-name="T4">10</text:span><text:span text:style-name="T1">. </text:span><text:span text:style-name="T2">Основные направления: </text:span><text:span text:style-name="T3">идеализм</text:span><text:span text:style-name="T2">.</text:span></text:p>
      <text:p text:style-name="P9"><text:tab/>Теперь рассмотрим идеализм. Всем идеалистам присуще одно. Они считают, что сознание является первичным, мир - вторичным и производным. <text:span text:style-name="T81">Т</text:span>акая точка реально существует и обосновывается. Мир порожден сознанием. Но в то же время между идеалистами есть различия: существуют несколько направлений внутри идеалистической философии в зависимости от того, какое сознание кладется в основу мира. Самая простая форма, так называемый субъективный идеализм, называется субъективным, так как в основу мира кладется сознание субъекта, индивида. С их точки зрения мир существует в моем сознании, сознании субъекта, является содержанием моего сознания и существует только там. Мир - комплекс моих ощущений, комплекс моих восприятии. Быть - значит быть воспринимаемым. Если вещь не воспринимается, значит ее не существует. Это было очень четко было сформулировано представителем субъективного идеализма, которых было не очень много, Джорджем Беркли (17-18 век). После него были лишь продолжатели, эпигоны, а он же был классиком. </text:p>
      <text:p text:style-name="P9"/>
      <text:p text:style-name="P9">Говоря о субъективном идеализмом, люди, которые специально философией не занимались, часто неправильно его толкуют. Что с точки зрения субъективного идеализма внешнего мира нет, нет природы, нет вещей, что они отрицают их существование. Но ничего подобного: никакой субъективный идеалист не отрицал что есть вещи, никакой субъективный идеалист не отрицал что есть природа, что существует внешний, как они его называли, мир. Существует и мир, и природа, но существует он в сознании. Материалисты и идеалисты различаются не тем, что материалисты признают бытие природы, а идеалисты отрицают. Их отличает ответ на вопрос, как и где существуют вещи и природа. С точки зрения материалиста природа существует вне и вне зависимости от сознания человека, а с точки зрения субъективного идеалиста мир существует в сознании человека и только. Согласно идеалистам существует природа, вещи, луна, земля, солнце, скалы, моря, но только в сознании. Мир существует только в моем сознании, как содержание моего сознания. И иначе не существует - вне сознания ничего нет. Другая ошибка: с точки зрения субъективного идеалиста мир существует в его голове. Но подумайте. Что такое голова с точки зрения субъективного идеалиста? Это комплекс моих ощущений как рука, нога и дом. Существует комплекс ощущений, Я - это комплекс ощущений, голова тоже просто один из комплексов ощущений - ни хуже, ни лучше других. Я и мир совпадаем - это одно и тоже. Мое сознание есть мир. </text:p>
      <text:p text:style-name="P9"/>
      <text:p text:style-name="P9">Напрашивается вывод: Реально существую только я один, остальные люди - комплексы моих ощущений. Комплексы моих переживаний. Такая точка зрения называется солипсизмом - от слова солюс - единственный, псия - сам. Я - это мое сознание, это же и мир одновременно. И среда, и мое сознание это одно и тоже, это я. Нелепость солипсизма уж слишком бросается в глаза, поэтому философов, которые признавали себя солипсистами, я просто не знаю, может <text:soft-page-break/>какие-нибудь ненормальные были и публиковались. Большинство субъективных идеалистов пытаются открутиться от солипсизма, хотя это логический вывод из их исходной точки зрения по принципу "я не я, и лошадь не моя, и я не извозчик". Субъективные идеалисты сталкиваются и с другими трудностями. Например. Вещи существуют постольку и поскольку я их воспринимаю и ощущаю. Если вещь не ощущается, то ее нет. Зашел я в комнату: вижу людей, парты, столы, прочее. Они существуют в моем сознании, они есть на самом деле, ведь быть на самом деле - значит быть в моем сознании. Выхожу я за дверь, и все исчезает. Куда? А там вдруг возникаю вещи, которых тут не было. Откуда? Или ложусь я спать. Ну сознания-то на это время нет, мира нет. Просыпаюсь я, и он опять появляется что-ли? Мир какой-то клочковатый, без конца исчезает и появляется. Как быть-то? Тот же Беркли, пытаясь найти выход из положения, говорит: я - не единственный мыслящий дух. Кроме меня есть другие мыслящие духи. И мир существует в сознании и этих мыслящих духов. Я сплю, а кто-то же бодрствует. Я скажем вышел, но тут то вы остались, и в этом смысле вещи сохранились. Выход из положения найден, но какова цена - теперь я допускаю, что есть что-то вне и независимо от моего сознания, нарушаю основной, исходный принцип</text:p>
      <text:p text:style-name="P9"/>
      <text:p text:style-name="P9">Есть еще одна проблема. Я уже говорил вам, что есть две формы чувственного познания - восприятие и представление, между которыми существует существенное различие. И <text:s/>с точки зрения материалиста если я вещь воспринимаю, скажем воспринимаю яблоко, значит существует само яблоко. Я его могу съесть, как и кусок хлеба, который я воспринимаю. Им можно насытится, он может поступить в мой желудок. А если я имею только представление, то будь у меня хоть миллион буханок хлеба, я могу умереть с голоду. За этими представления хлеба-то реального нет. С материалистической точки зрения все понятно: в одном случае есть реальный хлеб, который отражается в сознании, а в другом случае воспоминание о хлебе, который когда-то видел. А с точки зрения субъективного мир и сознание - одно и тоже: и вещь и представление находятся в сознании. Но ведь у меня еще и фантазия есть: я могу придумать и таракана-тараканище и стоглавого змея. Они будут в сознании, а значит и в мире, но это же не так. В чем различие? Мое сознание же упрямо, утром я просыпаюсь и вижу одну и ту же картину. Стол, на столе лампа керосиновый, с голубым абажуром. И так будет, пока я не передвину эту лампу. Откуда берется упрямство? </text:p>
      <text:p text:style-name="P9"/>
      <text:p text:style-name="P9">Тут Беркли вводит понятие Бога, абсолютный дух. Он творит мыслящие духи, множество духов, и мир существует в сознании мыслящих духов. Часть содержания Бог вкладывает, это есть восприятия, а часть сами они придумываем - это есть представление. Содержание становиться объективным, восприятие идет от Бога. Тем самым он окончательно переходит на другие позиции, позиции объективного идеализма.</text:p>
      <text:p text:style-name="P9"/>
      <text:p text:style-name="P9">Чтобы выкрутится из этих трудностей, приходится прощаться с субъективным идеализмом. Никто так и не смог до конца выкрутиться, создать логически стройную и отвечающую хоть каким-то требованием проверки концепцию. С точки зрения нормального обычного человека это даже выглядит как просто какое-то сумасшествие. Сколько над ними смеялись и высмеивали, но бред с точки зрения нормального человека не выглядит так просто с точки зрения философа. Идеалистическая концепция ошибочна, считаю я, но в основе любой идеалистической концепции есть доведенная до абсурда крупица истины. Это дает возможность ее обосновывать. Так и в данном случае. Я смотрю на вас, вы действуете на мои органы чувств, становитесь содержанием моего сознания. То что я знаю о вас - это то, что вы стали содержанием моего сознания. Вы существуете и в моем сознании. Этот факт и открыли философы, с точки зрения человека мир существует вне сознания, а с точки зрения философа мир существует и в сознании, как содержание нашего сознания. Познавать мир - вносить его в свое сознание, делать <text:soft-page-break/>содержанием своего сознания. В этом уверяет Беркли и это правда. Ошибкой это становится, когда говорят, что мир существует только в моем сознании, а вне не существует. Это называется гносеологические корни идеализма. В основе концепции идеалистической есть крупица истины, но раздутая настолько, что она стала заблуждением. Мир прежде всего существует вне сознания: мир был всегда, а сознание возникло только в определенное время у людей. Потому идеализм - не просто глупость, а беспредельно раздутая истина. </text:p>
      <text:p text:style-name="P9"/>
      <text:p text:style-name="P9">Ну а теперь давайте перейдем к другому направлению идеалистической философии, объективному идеализму. По-другому его называют абсолютным идеализмом. Систему объективного идеализма разрабатывали, во-первых, Платон и ,во-вторых, Гегель. И здесь сознание является исходным пунктом - они же идеалисты, - но сознание не человеческое, хотя они не отрицают существование сознания субъекта. Есть некоторое объективное сознание, которое существует независимо от воли сознания людей. Это сознание называется по-разному: мировой разум, абсолютная идея, абсолютный дух и так далее и так далее. Важно то, что это сознание существует вне и вне зависимо от нас. Таким образом существует два вида сознания: абсолютное сознание и множество индивидуальных сознании. Еще есть мир, он независим от моего сознания, будучи сотворенным сознанием абсолютным. Абсолютное сознание творит природу и человека, так и возникает субъективный дух. Хотя природа не зависит от сознания людей, но не материя: она зависима от абсолютного сознания, его порождение. </text:p>
      <text:p text:style-name="P9"/>
      <text:p text:style-name="P9">Таким образом любая система объективного идеализма включает 3 компоненты: </text:p>
      <text:p text:style-name="P9">1) Абсолютный дух</text:p>
      <text:p text:style-name="P9">2) Природа объективная и независимая от меня</text:p>
      <text:p text:style-name="P9">3) Субъективные духи, являющийся отражением природы. </text:p>
      <text:p text:style-name="P9"/>
      <text:p text:style-name="P9">Проявляются элементы теории отражения, однако есть и другое познание - познание абсолютного духа. Познание вещей же похоже на материалистическую точку зрения: вещи действуют на органы чувств, возникают ощущения и восприятия и так далее. И у материалистов, и у идеалистов природа существует независимо от нашего сознания. С их точки зрения материалиста однако кроме сознания индивидов никакого другого нет, значит природа существует независимо от вообще любого сознания, идеалисты же допускают существование абсолютного сознания. </text:p>
      <text:p text:style-name="P9"/>
      <text:p text:style-name="P9">Материализм предполагает существования только одного единственного мира - материального, сознание лишь производное от этого мира. Субъективные идеалисты тоже монисты: один единый мир - это мое сознание. С объективным идеализмом тоже самое: есть абсолютный дух и природа, но основа-то мира одна - абсолютный дух, природа - порождение его. Так что мир един и с точки зрения субъективного идеализма, и субъективного идеализма: имеет место идеалистический монизм, в отличие от материалистического. Некоторые выдерживают его до конца, другие не очень. С точки зрения Платона, например, есть два мира: мир абсолютного разума и мир природы, хотя мир разума порождает мир природы. А у Гегеля все проще: когда возникла природа, дух вселился в природу, более не существует отдельно от природы, находится внутри природа. Природа это просто дух переодетый в другой костюм. Вначале он был в чистом виде, а потом взял и превратился в природу, облекся в облик природы, природа содержит его в себе. </text:p>
      <text:p text:style-name="P9"/>
      <text:p text:style-name="P9">Субъективный идеализм имеет в качестве своей основы имеет раздувание существование мира в сознании. С объективным идеализмом сложнее, мы будем обсуждать это подробнее позже. Кратко говоря, мир состоит из множества конкретных отдельный вещей, на философском языке, <text:soft-page-break/>из единичного. Столы, стулья и звезды - все это единичное, отдельное. Основная клеточка человеческого мышления - понятие. Содержанием же понятия является не отдельное, а общее. Понятию собака никакая конкретная собака не соответствует в внешнем мире. Это собака вообще. А теперь возникает вопрос: собака вообще существует только в содержании понятия или реально, независимо от нас? Если мы скажем, что в мире собаки вообще нет, то значит содержание понятия не взято из внешнего мира, не имеет объективного содержания. Понятие не есть образ внешнего мира. Этот путь приведет к отказу от теории отражения. Наоборот, пусть общее есть. Но где? Покажите. Оно может быть материальным? Нет. Но рассуждая, что есть только материальное и идеальное, приходим к тому, что общее - идеальное. Общее - объективно, значит в мире есть объективное духовное, имеем объективный идеализм. Объективные идеалисты абсолютизируют существование общего не только в сознании, но и в мире.</text:p>
      <text:p text:style-name="P9"/>
      <text:p text:style-name="P9">Чистого субъективного идеализма сейчас нет, очень мало и объективных идеалистов. Единственное сохранившееся направление субъективного идеализма - неотомизм. Средневековый философ 13 века Фома Клинский создал законченную систему идеализма, томизм. В греческом и русском произношении его имя - Фома, в латинском Томас, отсюда название философии - томизм. Ее подобрали, модернизировали, назвали неотомизмом, пока она существует. Напомню, неотомизм - это объективный идеализм.</text:p>
      <text:p text:style-name="P9"/>
      <text:p text:style-name="P9">Еще одно своеобразное направление идеализма, с которым никак не могу разобраться - субъективный или объективный идеализм это. На самом деле это нечто третье. Объективный идеализм возник еще в античном мире, субъективный - в новое время, а вот эта точка зрения возникла в 18 веке. Ее основоположник - немецкий философ Иоган Фикте (1762-1). Он начинает с того, что существует Я. Кажется - субъективный идеалист, как Беркли. Но только у Беркли, Я - чувственное познание, система восприятии, у Фихте же Я - это разум, мышление. Особо отмечу, что в основе объективного идеализма лежит мышление, там дух - это мышление человека, оторванное от человека и вознесенное. Так вот и у Фихте я это разум. Но не просто мой. Есть как индивидуальный Я, так и абсолютное независящее от меня Я. С другой стороны этого абсолютного нет без я обычных. Исчезает <text:s/>обычное я, исчезает и я абсолютное. У Беркли мир мгновенно возникает, а у Фихте иначе: я начинает творить мир, творит природу, творит общество, конструирует его, делает все более и более сложным. Какие же корни у этой точки зрения. Наличие общественного сознания: есть не просто сознание, а общественное сознание. Это общественное сознание в широком смысле, я уже это говорил, включает в себя даже естественные науки. В узком смысле общественное сознание заставляет людей строить общество, оно творит общество. Но творит не только общество, но и природу. Это общественное сознание выступает по отношению к людям как нечто от них не зависящее. Сознание общественное не есть сумма индивидуальных сознании, а что-то целостное, определяющее индивидуальные сознания. Абсолютизация общественного характера сознания и его активного воздействия привело к вот такому идеализму. Ему не дали еще название, пришлось мне его придумать: социо-конструктивный идеализм. Общественное сознание наполовину объективное, наполовину субъективное. Я к нему обращаю внимание, потому что эта разновидность идеализма имеет много сейчас сторонников. Вначале был Фихте, после него долго никого не было, потом появился Гегель, а после Гегеля, его сторонники младогегельянцы. Многие из них были вот такими социо-конструктивными идеалистами. Потом опять пробел, 20 век, и социо-конструктивный идеализм возникает вновь, и сторонников у него не мало, особенно тех, кто раньше считал себя марксистами.</text:p>
      <text:p text:style-name="P9"/>
      <text:p text:style-name="P9">Был такой Александр Александрович Богданов, настоящая фамилия Малиновский, один из первых людей, считавшись себя марксистами. Но он подменил диалектический материализм <text:soft-page-break/>этим социо-конструктивный идеализмом. Но он был не один: представителей немало. В современном Китае такая точка зрения заместила диалектический материализм и называется практическим материализмом. В Ленинских положениях опускают, то что сознание не только творит мир, но и отражает его. Значит человек, точнее человечество - творец мира. Абсолютное Я - это человечество, состоит из индивидуальных я, но к ним не сводится. Философия тоже монистическая. </text:p>
      <text:p text:style-name="P9"/>
      <text:p text:style-name="P9">Существует два качественно отличных вида монизма. Чтобы понять до конца монизм, введем два понятия, которые сейчас забыты, хотя ранее играли огромную роль. Это понятия субстанция и акциденция. </text:p>
      <text:p text:style-name="P9"/>
      <text:p text:style-name="P9">Субстанция - это такое бытие, которое не нуждается в чем-то постороннем, чтобы существовать, независимое и единственное бытие. Как говорил один из философов, субстанция - причина самого себя. </text:p>
      <text:p text:style-name="P9">Акциденция - это бытие, но производное от субстанции.</text:p>
      <text:p text:style-name="P9"/>
      <text:p text:style-name="P9">Так вот все монисты считают, что есть только одна субстанция. Для материалистов субстанцией является материя, объективный мир, сознание - акциденция, проявление. Идеалисты считают, что субстанцией является дух, все остальное порождение этой субстанции: природа, субъективный дух. Субъективные идеалисты считали единственной субстанцией свое сознание. То есть монизм - это признание одной единственной субстанции. Раз кроме этой субстанции ничего не существует, то мир - один, единый: он либо материален, либо идеален. </text:p>
      <text:p text:style-name="P9"/>
      <text:p text:style-name="P9">Теперь перейдем к рассмотрению дополнительных направлений философии. </text:p>
      <text:p text:style-name="P9">Начнем с дуализма: есть дух, и есть мир. Но они равноправны - ни дух не породил природу, ни природа не рождает дух. Существует уже две абсолютно равноправные субстанции. Дуалистов было очень немного в истории философской мысли, самый яркий дуалист - Рене Декарт. Декарт был создателем аналитической геометрии, крупным математиком и физиком, а не только философом. В области философии он был дуалистом, считал, что есть две независимые субстанции: субстанция мыслящая и субстанция протяженная. Однако точку зрения свою до конца не выдержал. Он делил духовную субстанцию на вечную духовную субстанцию - Бога, и субстанцию приходящую - наши души. А так как вечная субстанция породила и наши души, и природу, то природа все таки вторична. Однако что-то от дуализма есть: у человека есть и душа и тело, две субстанции в одном человеке, которые хоть и взаимодействуют, но не имею ничего общего. Тело - это материальная субстанция, а душа - идеальная.</text:p>
      <text:p text:style-name="P9"/>
      <text:p text:style-name="P9">Согласно плюрализму существует огромное множество субстанции, абсолютно друг от друга не зависящих. Такую курьезную точку зрения отстаивал немецкий философ и математик Лейбниц. Так вот у Лейбница есть понятие монаго - некая духовная точка. Их бесчисленное множество, и все они независимые. Но дальше у него Бог появляется, в излучении которого монаго появляется и исчезает. А значит мы имеем обычный объективный идеализм. Опять не доведенная до конца идея. Между тем, Лейбниц одновременно с Ньютоном создал дифференциальное-интегральное исчисление, что даже стало причиной конфликта. Ньютон вел себя не очень прилично, заявил, что Лейбниц украл теорию; Лейбниц же был спокойнее и считал, что теорию они создали независимо. В истории мысли научной это обычное явление, что когда назревает открытие, его делают одновременно два ученых. Помните, закон сохранения и превращения <text:span text:style-name="T80">энергии Мэером голандец</text:span> в одном году отрыли два человека. Планету Нептун вычислили тоже одновременно два ученых, но они были благородны - каждый признавал заслуги другого. </text:p>
      <text:p text:style-name="P9"/>
      <text:p text:style-name="P9"><text:soft-page-break/>Другое дополнительное направление философии. Согласно ей вопрос о первичности материи или духа - абсолютно неразрешим и никогда решен не будет. Эту идею впервые выдвинул философ нового времени Давид Юм (1711-1787). Но важно не то, как он ее формулировал, важно, что его к этому привело. Юм, как и Беркли, был убежден, что единственный источник знания - чувственное познания. Сторонником сенсуализма, от слова сенс = чувства, что единственными каналами, связывающими мир с сознанием, являются чувства. Отсюда Беркли делал вывод: раз мы знаем только чувства, то мы знаем только чувства, мир же не знаем. Юм мыслил несколько по-другому: перед нами мир в нашем сознании. Все то, что мы знаем - в нашем сознании. Есть ли что-то за пределами сознания? Одна гипотеза - есть объективный мир, вещи, действующие на органы чувств, порождающие ощущения и восприятия, то есть материалистическая точка зрения. Другая точка зрения - кроме ощущений ничего нет, точка зрения субъективного идеализма, Беркли. Третья точка зрения, что ощущения вкладываются в нас Богом, тоже точка зрения Беркли, но на последнем этапе. Попытаемся узнать, кто же прав. Знать о вещи = знать где находится и что есть вещь, содержание моего восприятия. Знать о вещах за пределами моего сознания, это знать вещи, о которых мы ничего заведомо знать не можем. Мы замкнуты в круг нашего сознания и вылезти за него не можем, как не может вылезти из своей кожи человек. Весь мир, который мы знаем - это мир в сознании. С точной зрения формальной логики эта аргументация неопровержима, хотя ее можно опровергнуть другим способом. И такая точка зрения: мы знаем только каким мир является в сознании, ничего не знаем о мире за его пределами, получила спустя 100 лет название Агностицизм. Очень крупный биолог - Гексли, ученик и друг Дарвина. Он всячески отстаивал концепцию Дарвина, яростно нападал на его противников, за его прозвали бульдогом Дарвина. Дарвин-то сам был миролюбивый, Гексли же агрессивен и беспощаден. Он и придумал название: а = нет, гносис = знание. Агносис = не знаю. <text:s/>Название не самое лучшее, оно создает впечатление, что с этой точки зрения ничего знать нельзя. Нет: мы прекрасно знаем мир в сознании, но не знаем, есть ли мир вне сознания. И никогда не узнаем. Эту точку зрения называют еще феноменализмом, от слова феномена - явление. В несколько другом варианте - это самая популярная точка зрения в современной западной философии с бесчисленным множеством последователей. <text:s/>Агностики претендовали на то, что они поднялись выше материализма. Мол они занимают среднюю позицию, материализм и идеализм - односторонние точки зрения, они же поднялись выше - эдакая центральная линия философия. Поэтому они соединяли кусочки материализма с кусочками идеализма. </text:p>
      <text:p text:style-name="P9"/>
      <text:p text:style-name="P9">Все почти концепции этого агностицизма - эклектичность (!!!!). </text:p>
      <text:p text:style-name="P9"/>
      <text:p text:style-name="P9">Само течение имело разных представителей. Иногда даже были люди, которые, собственно говоря, в силу каких-то причин не могли прямо отрицать бытие божие. Например, если в обществе господствовала точка зрения, что атеисты - это чуть ли не мошенники, жулики. Англия 19 век, быть атеистом и безбожником там было просто неприлично: с тобой не будут здороваться, не будут никуда приглашать и к тебе не будут приходить. В результате, чтобы не позориться многие испытатели, будучи материалистами, не называли себя материалистами и атеистами, а называли себя агностиками: мол не знаю, может быть бог есть, а может быть нет. Но плевали на бога конечно - раз не знаю, да и зачем о нем говорить. Такой способ уйти от религии, не отвергая прямо существование бога, как говорил один марксист, был стыдливым материализмом. Гексли тоже был стыдливым материалистом. Агностики подвергали критике религию, ставили под сомнение, поэтому в странах где господствовала религия такая точка зрения играла роль безбожной философии. В России, Болгарии, Чехии и так далее. Но там, где сильны были традиции материализма, такая философия фактически отвергал материализм. В 19 веке она возникает, возрождается в форме, которая называется позитивизм, теперь его называют <text:soft-page-break/>первым позитивизмом. Его основатели - Адьюст Конт, французский философ, и английский представители Джон Стюарт Миль, Герберт Спенци. Согласно концепции, аналогично, мы знаем наше сознание, а то что за пределами знать не можем. На грани 19 и 20 веков возник второй позитивизм, который представлен двумя именами: Эрнст Мах, крупный австрийский физик. Философ однако он был не очень. Альберт Эйнштейн когда-то в молодости увлекался Махом, позже раскусил его, сказал, что Мах - хороший физик, но никудышный философ. В 20-ые годы 19 века возникло очень такое нечеткое, неясное направление, которое потом получило название аналитической философии. Самые первоначальные представители это Томас Мур, Бертранн Рассел и Людвиг Винтгенштейн. Потом внутри этого течения оформилось другое, более завершенное, названное и третьим позитивизмом, и неопозитивизмом, и логическим позитивизмом, и логическим империализмом - это разные названия одного и того же. Название "аналитический позитивизм" связано с тем, что главным было анализ языка. Но вскоре неопозитивизм рухнул, не способный решить ни одной проблемы. Тут возникло еще одно течение - постпозитивизм, тоже позитивизм, четвертый. Он сейчас господствует на западе в разных вариантах. И хотя некоторые себя постпозитивистами не признаю, на самом деле они ими и являются.</text:p>
      <text:p text:style-name="P9"/>
      <text:p text:style-name="P9">Если подходить формально, то было еще одно направление. Предполагается нечто третье, что проявляется и в материи, и в духе. Такая философия также претендует <text:s/>на то, что она поднялась выше материализма с идеализмом. На самом деле это не философия, это просто оболочка одного из уже названных течений Рихарда Авенаруса. Вначале он был чистым субъективным идеалистом, но поняв нелепость такой концепции, начал ее варьировать. Одна вариация - теория элементов мира - утвержает, что в мире основной являются и не дух, и не вещи,а некие элементы миры. Можно называть: Терциоризм, от слова третий. Элементы мира - это и психическое, и физическое. Одновременно и материальное, и идеальное. А на самом деле, если мы присмотримся, элементы мира - это просто ощущения. Когда к этой точке зрения примкнул Мах, он написал книгу "Анализ Ощущений". Элементы мира - это ощущения, а теория - прикрытый и замаскированный субъективный идеализм. Другая его одна попытка замаскировать идеализм связана с введением понятия принципиальной координации. Собственно говоря, по Беркли среда - это мое я, сознание; среды попросту нет, я и среда - одно и тоже. А вот Аринаус вводит понятие: есть я, но есть и среда. Мол Беркли напутал. Я - это центральный член координации, а среда это противочлен. Как нет меня без среды, так и среды нет без меня. Она - порождение моего сознания. Нелепость этой концепции не так видна. Аринариус, что самое интересное, лишь потом перешел на позиции агностицизма.</text:p>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sans-serif" svg:font-family="sans-serif"/>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ru" fo:country="RU"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4H30M</meta:editing-duration>
    <meta:editing-cycles>317</meta:editing-cycles>
    <meta:generator>LibreOffice/4.4.2.2$Windows_x86 LibreOffice_project/c4c7d32d0d49397cad38d62472b0bc8acff48dd6</meta:generator>
    <dc:date>2015-05-23T07:35:18.987000000</dc:date>
    <meta:document-statistic meta:table-count="0" meta:image-count="0" meta:object-count="0" meta:page-count="16" meta:paragraph-count="95" meta:word-count="8179" meta:character-count="57035" meta:non-whitespace-character-count="48840"/>
    <meta:user-defined meta:name="Info 1"/>
    <meta:user-defined meta:name="Info 2"/>
    <meta:user-defined meta:name="Info 3"/>
    <meta:user-defined meta:name="Info 4"/>
  </office:meta>
</office:document-meta>
</file>